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1" style:family="paragraph" style:parent-style-name="Standard">
      <style:text-properties style:font-name="PT Mono" officeooo:paragraph-rsid="0013202e"/>
    </style:style>
    <style:style style:name="P182" style:family="paragraph" style:parent-style-name="Standard">
      <style:paragraph-properties fo:break-before="page"/>
      <style:text-properties style:font-name="PT Mono" officeooo:paragraph-rsid="0013202e"/>
    </style:style>
    <style:style style:name="P183" style:family="paragraph" style:parent-style-name="Footnote">
      <style:text-properties fo:font-size="8pt" officeooo:rsid="0324c139" officeooo:paragraph-rsid="0324c139" style:font-size-asian="8pt" style:font-size-complex="8pt"/>
    </style:style>
    <style:style style:name="P184" style:family="paragraph" style:parent-style-name="Footnote">
      <style:text-properties fo:font-size="8pt" officeooo:rsid="0346a184" officeooo:paragraph-rsid="0346a184" style:font-size-asian="7pt" style:font-size-complex="8pt"/>
    </style:style>
    <style:style style:name="P18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6" style:family="paragraph" style:parent-style-name="Footnote">
      <style:text-properties fo:font-size="8pt" officeooo:rsid="03aead49" officeooo:paragraph-rsid="03aead49" style:font-size-asian="7pt" style:font-size-complex="8pt"/>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fo:font-style="normal" officeooo:rsid="0416de36" style:font-style-asian="normal" style:font-style-complex="normal"/>
    </style:style>
    <style:style style:name="T160" style:family="text">
      <style:text-properties fo:font-style="normal" officeooo:rsid="04174801" style:font-style-asian="normal" style:font-style-complex="normal"/>
    </style:style>
    <style:style style:name="T161" style:family="text">
      <style:text-properties fo:font-style="normal" officeooo:rsid="041a0994" style:font-style-asian="normal" style:font-style-complex="normal"/>
    </style:style>
    <style:style style:name="T162" style:family="text">
      <style:text-properties fo:font-style="normal" officeooo:rsid="041afda8" style:font-style-asian="normal" style:font-style-complex="normal"/>
    </style:style>
    <style:style style:name="T163" style:family="text">
      <style:text-properties fo:font-style="normal" officeooo:rsid="041ccb25" style:font-style-asian="normal" style:font-style-complex="normal"/>
    </style:style>
    <style:style style:name="T164" style:family="text">
      <style:text-properties fo:font-style="normal" officeooo:rsid="041cdd3d" style:font-style-asian="normal" style:font-style-complex="normal"/>
    </style:style>
    <style:style style:name="T165" style:family="text">
      <style:text-properties fo:font-style="normal" officeooo:rsid="041ec708" style:font-style-asian="normal" style:font-style-complex="normal"/>
    </style:style>
    <style:style style:name="T166" style:family="text">
      <style:text-properties fo:font-style="normal" officeooo:rsid="0421411f" style:font-style-asian="normal" style:font-style-complex="normal"/>
    </style:style>
    <style:style style:name="T167" style:family="text">
      <style:text-properties fo:font-style="normal" officeooo:rsid="0421a263" style:font-style-asian="normal" style:font-style-complex="normal"/>
    </style:style>
    <style:style style:name="T168" style:family="text">
      <style:text-properties fo:font-style="normal" officeooo:rsid="04237d9b" style:font-style-asian="normal" style:font-style-complex="normal"/>
    </style:style>
    <style:style style:name="T169" style:family="text">
      <style:text-properties fo:font-style="normal" officeooo:rsid="0424e6ef" style:font-style-asian="normal" style:font-style-complex="normal"/>
    </style:style>
    <style:style style:name="T170" style:family="text">
      <style:text-properties fo:font-style="normal" officeooo:rsid="04256566" style:font-style-asian="normal" style:font-style-complex="normal"/>
    </style:style>
    <style:style style:name="T171" style:family="text">
      <style:text-properties fo:font-style="normal" officeooo:rsid="0426011b" style:font-style-asian="normal" style:font-style-complex="normal"/>
    </style:style>
    <style:style style:name="T172" style:family="text">
      <style:text-properties fo:font-style="normal" officeooo:rsid="0427e26f" style:font-style-asian="normal" style:font-style-complex="normal"/>
    </style:style>
    <style:style style:name="T173" style:family="text">
      <style:text-properties fo:font-style="normal" officeooo:rsid="042965f0" style:font-style-asian="normal" style:font-style-complex="normal"/>
    </style:style>
    <style:style style:name="T174" style:family="text">
      <style:text-properties fo:font-style="normal" officeooo:rsid="04297b2b" style:font-style-asian="normal" style:font-style-complex="normal"/>
    </style:style>
    <style:style style:name="T175" style:family="text">
      <style:text-properties fo:font-style="normal" officeooo:rsid="042a523b" style:font-style-asian="normal" style:font-style-complex="normal"/>
    </style:style>
    <style:style style:name="T176" style:family="text">
      <style:text-properties fo:font-style="normal" officeooo:rsid="042bb347" style:font-style-asian="normal" style:font-style-complex="normal"/>
    </style:style>
    <style:style style:name="T177" style:family="text">
      <style:text-properties fo:font-style="normal" officeooo:rsid="042c8f44" style:font-style-asian="normal" style:font-style-complex="normal"/>
    </style:style>
    <style:style style:name="T178" style:family="text">
      <style:text-properties fo:font-style="normal" officeooo:rsid="042cbe50" style:font-style-asian="normal" style:font-style-complex="normal"/>
    </style:style>
    <style:style style:name="T179" style:family="text">
      <style:text-properties fo:font-style="normal" officeooo:rsid="042daf31" style:font-style-asian="normal" style:font-style-complex="normal"/>
    </style:style>
    <style:style style:name="T180" style:family="text">
      <style:text-properties fo:font-style="normal" officeooo:rsid="043155f3" style:font-style-asian="normal" style:font-style-complex="normal"/>
    </style:style>
    <style:style style:name="T181" style:family="text">
      <style:text-properties fo:font-style="normal" officeooo:rsid="043211d7" style:font-style-asian="normal" style:font-style-complex="normal"/>
    </style:style>
    <style:style style:name="T182" style:family="text">
      <style:text-properties fo:font-style="normal" officeooo:rsid="0432be33" style:font-style-asian="normal" style:font-style-complex="normal"/>
    </style:style>
    <style:style style:name="T183" style:family="text">
      <style:text-properties fo:font-style="normal" officeooo:rsid="0433d4c1" style:font-style-asian="normal" style:font-style-complex="normal"/>
    </style:style>
    <style:style style:name="T184" style:family="text">
      <style:text-properties fo:font-style="normal" officeooo:rsid="0435c302" style:font-style-asian="normal" style:font-style-complex="normal"/>
    </style:style>
    <style:style style:name="T185" style:family="text">
      <style:text-properties fo:font-style="normal" officeooo:rsid="0436a3a4" style:font-style-asian="normal" style:font-style-complex="normal"/>
    </style:style>
    <style:style style:name="T186" style:family="text">
      <style:text-properties fo:font-style="normal" officeooo:rsid="04398c6d" style:font-style-asian="normal" style:font-style-complex="normal"/>
    </style:style>
    <style:style style:name="T187" style:family="text">
      <style:text-properties fo:font-style="normal" officeooo:rsid="0439da56" style:font-style-asian="normal" style:font-style-complex="normal"/>
    </style:style>
    <style:style style:name="T188" style:family="text">
      <style:text-properties fo:font-style="normal" officeooo:rsid="043ab87b" style:font-style-asian="normal" style:font-style-complex="normal"/>
    </style:style>
    <style:style style:name="T189" style:family="text">
      <style:text-properties fo:font-style="normal" officeooo:rsid="043b2eed" style:font-style-asian="normal" style:font-style-complex="normal"/>
    </style:style>
    <style:style style:name="T190" style:family="text">
      <style:text-properties fo:font-style="normal" officeooo:rsid="043bfaf0" style:font-style-asian="normal" style:font-style-complex="normal"/>
    </style:style>
    <style:style style:name="T191" style:family="text">
      <style:text-properties fo:font-style="normal" officeooo:rsid="043ca2ac" style:font-style-asian="normal" style:font-style-complex="normal"/>
    </style:style>
    <style:style style:name="T192" style:family="text">
      <style:text-properties fo:font-style="normal" officeooo:rsid="043e5e94" style:font-style-asian="normal" style:font-style-complex="normal"/>
    </style:style>
    <style:style style:name="T193" style:family="text">
      <style:text-properties officeooo:rsid="03478123"/>
    </style:style>
    <style:style style:name="T194" style:family="text">
      <style:text-properties officeooo:rsid="0348f4de"/>
    </style:style>
    <style:style style:name="T195" style:family="text">
      <style:text-properties officeooo:rsid="03497f67"/>
    </style:style>
    <style:style style:name="T196" style:family="text">
      <style:text-properties officeooo:rsid="034b56e8"/>
    </style:style>
    <style:style style:name="T197" style:family="text">
      <style:text-properties officeooo:rsid="034cd685"/>
    </style:style>
    <style:style style:name="T198" style:family="text">
      <style:text-properties officeooo:rsid="034d4bb0"/>
    </style:style>
    <style:style style:name="T199" style:family="text">
      <style:text-properties officeooo:rsid="034f6bdc"/>
    </style:style>
    <style:style style:name="T200" style:family="text">
      <style:text-properties style:text-position="super 58%"/>
    </style:style>
    <style:style style:name="T201" style:family="text">
      <style:text-properties style:text-position="super 58%" officeooo:rsid="03808574"/>
    </style:style>
    <style:style style:name="T202" style:family="text">
      <style:text-properties style:text-position="super 58%" officeooo:rsid="038261f8"/>
    </style:style>
    <style:style style:name="T203" style:family="text">
      <style:text-properties style:text-position="super 58%" officeooo:rsid="0383bf7b"/>
    </style:style>
    <style:style style:name="T204" style:family="text">
      <style:text-properties style:text-position="super 58%" officeooo:rsid="0385d30f"/>
    </style:style>
    <style:style style:name="T205" style:family="text">
      <style:text-properties style:text-position="super 58%" officeooo:rsid="0385f81c"/>
    </style:style>
    <style:style style:name="T206" style:family="text">
      <style:text-properties style:text-position="super 58%" officeooo:rsid="0388294c"/>
    </style:style>
    <style:style style:name="T207" style:family="text">
      <style:text-properties style:text-position="super 58%" officeooo:rsid="0389d64a"/>
    </style:style>
    <style:style style:name="T208" style:family="text">
      <style:text-properties style:text-position="super 58%" officeooo:rsid="038b4809"/>
    </style:style>
    <style:style style:name="T209" style:family="text">
      <style:text-properties style:text-position="super 58%" officeooo:rsid="038fccea"/>
    </style:style>
    <style:style style:name="T210" style:family="text">
      <style:text-properties style:text-position="super 58%" officeooo:rsid="0391c35d"/>
    </style:style>
    <style:style style:name="T211" style:family="text">
      <style:text-properties style:text-position="super 58%" officeooo:rsid="0395599d"/>
    </style:style>
    <style:style style:name="T212" style:family="text">
      <style:text-properties style:text-position="super 58%" officeooo:rsid="0396faa4"/>
    </style:style>
    <style:style style:name="T213" style:family="text">
      <style:text-properties style:text-position="super 58%" officeooo:rsid="0397f7ad"/>
    </style:style>
    <style:style style:name="T214" style:family="text">
      <style:text-properties style:text-position="super 58%" officeooo:rsid="039893aa"/>
    </style:style>
    <style:style style:name="T215" style:family="text">
      <style:text-properties style:text-position="super 58%" officeooo:rsid="039ae659"/>
    </style:style>
    <style:style style:name="T216" style:family="text">
      <style:text-properties style:text-position="super 58%" fo:font-style="normal" style:font-style-asian="normal" style:font-style-complex="normal"/>
    </style:style>
    <style:style style:name="T217" style:family="text">
      <style:text-properties style:text-position="super 58%" fo:font-style="normal" officeooo:rsid="039c9f5f" style:font-style-asian="normal" style:font-style-complex="normal"/>
    </style:style>
    <style:style style:name="T218" style:family="text">
      <style:text-properties style:text-position="super 58%" fo:font-style="normal" officeooo:rsid="039d5297" style:font-style-asian="normal" style:font-style-complex="normal"/>
    </style:style>
    <style:style style:name="T219" style:family="text">
      <style:text-properties style:text-position="super 58%" fo:font-style="normal" officeooo:rsid="039f3825" style:font-style-asian="normal" style:font-style-complex="normal"/>
    </style:style>
    <style:style style:name="T220" style:family="text">
      <style:text-properties style:text-position="super 58%" fo:font-style="normal" officeooo:rsid="039fefd0" style:font-style-asian="normal" style:font-style-complex="normal"/>
    </style:style>
    <style:style style:name="T221" style:family="text">
      <style:text-properties style:text-position="super 58%" fo:font-style="normal" officeooo:rsid="03a09925" style:font-style-asian="normal" style:font-style-complex="normal"/>
    </style:style>
    <style:style style:name="T222" style:family="text">
      <style:text-properties style:text-position="super 58%" fo:font-style="normal" officeooo:rsid="03a29263" style:font-style-asian="normal" style:font-style-complex="normal"/>
    </style:style>
    <style:style style:name="T223" style:family="text">
      <style:text-properties style:text-position="super 58%" fo:font-style="normal" officeooo:rsid="03a29ef1" style:font-style-asian="normal" style:font-style-complex="normal"/>
    </style:style>
    <style:style style:name="T224" style:family="text">
      <style:text-properties style:text-position="super 58%" fo:font-style="normal" officeooo:rsid="03a6858c" style:font-style-asian="normal" style:font-style-complex="normal"/>
    </style:style>
    <style:style style:name="T225" style:family="text">
      <style:text-properties style:text-position="super 58%" fo:font-style="normal" officeooo:rsid="03a874ef" style:font-style-asian="normal" style:font-style-complex="normal"/>
    </style:style>
    <style:style style:name="T226" style:family="text">
      <style:text-properties style:text-position="super 58%" fo:font-style="normal" officeooo:rsid="03aab2bf" style:font-style-asian="normal" style:font-style-complex="normal"/>
    </style:style>
    <style:style style:name="T227" style:family="text">
      <style:text-properties style:text-position="super 58%" fo:font-style="normal" officeooo:rsid="03aacb0a" style:font-style-asian="normal" style:font-style-complex="normal"/>
    </style:style>
    <style:style style:name="T228" style:family="text">
      <style:text-properties style:text-position="super 58%" fo:font-style="normal" officeooo:rsid="03ab53da" style:font-style-asian="normal" style:font-style-complex="normal"/>
    </style:style>
    <style:style style:name="T229" style:family="text">
      <style:text-properties style:text-position="super 58%" fo:font-style="normal" officeooo:rsid="03ae8d17" style:font-style-asian="normal" style:font-style-complex="normal"/>
    </style:style>
    <style:style style:name="T230" style:family="text">
      <style:text-properties style:text-position="super 58%" fo:font-style="normal" officeooo:rsid="03b2c578" style:font-style-asian="normal" style:font-style-complex="normal"/>
    </style:style>
    <style:style style:name="T231" style:family="text">
      <style:text-properties style:text-position="super 58%" fo:font-style="normal" officeooo:rsid="03b3148f" style:font-style-asian="normal" style:font-style-complex="normal"/>
    </style:style>
    <style:style style:name="T232" style:family="text">
      <style:text-properties style:text-position="super 58%" fo:font-style="normal" officeooo:rsid="03b31aae" style:font-style-asian="normal" style:font-style-complex="normal"/>
    </style:style>
    <style:style style:name="T233" style:family="text">
      <style:text-properties style:text-position="super 58%" fo:font-style="normal" officeooo:rsid="03b6187b" style:font-style-asian="normal" style:font-style-complex="normal"/>
    </style:style>
    <style:style style:name="T234" style:family="text">
      <style:text-properties style:text-position="super 58%" fo:font-style="normal" officeooo:rsid="03b80903" style:font-style-asian="normal" style:font-style-complex="normal"/>
    </style:style>
    <style:style style:name="T235" style:family="text">
      <style:text-properties style:text-position="super 58%" fo:font-style="normal" officeooo:rsid="03b98f94" style:font-style-asian="normal" style:font-style-complex="normal"/>
    </style:style>
    <style:style style:name="T236" style:family="text">
      <style:text-properties style:text-position="super 58%" fo:font-style="normal" officeooo:rsid="03bac324" style:font-style-asian="normal" style:font-style-complex="normal"/>
    </style:style>
    <style:style style:name="T237" style:family="text">
      <style:text-properties style:text-position="super 58%" fo:font-style="normal" officeooo:rsid="03bb19f8" style:font-style-asian="normal" style:font-style-complex="normal"/>
    </style:style>
    <style:style style:name="T238" style:family="text">
      <style:text-properties style:text-position="super 58%" fo:font-style="normal" officeooo:rsid="03bcd567" style:font-style-asian="normal" style:font-style-complex="normal"/>
    </style:style>
    <style:style style:name="T239" style:family="text">
      <style:text-properties style:text-position="super 58%" fo:font-style="normal" officeooo:rsid="03bf4f8b" style:font-style-asian="normal" style:font-style-complex="normal"/>
    </style:style>
    <style:style style:name="T240" style:family="text">
      <style:text-properties style:text-position="super 58%" fo:font-style="normal" officeooo:rsid="03c0074d" style:font-style-asian="normal" style:font-style-complex="normal"/>
    </style:style>
    <style:style style:name="T241" style:family="text">
      <style:text-properties style:text-position="super 58%" fo:font-style="normal" officeooo:rsid="03c2a0b7" style:font-style-asian="normal" style:font-style-complex="normal"/>
    </style:style>
    <style:style style:name="T242" style:family="text">
      <style:text-properties style:text-position="super 58%" fo:font-style="normal" officeooo:rsid="03c4e071" style:font-style-asian="normal" style:font-style-complex="normal"/>
    </style:style>
    <style:style style:name="T243" style:family="text">
      <style:text-properties style:text-position="super 58%" fo:font-style="normal" officeooo:rsid="03c67f50" style:font-style-asian="normal" style:font-style-complex="normal"/>
    </style:style>
    <style:style style:name="T244" style:family="text">
      <style:text-properties style:text-position="super 58%" fo:font-style="normal" officeooo:rsid="03c68dbf" style:font-style-asian="normal" style:font-style-complex="normal"/>
    </style:style>
    <style:style style:name="T245" style:family="text">
      <style:text-properties style:text-position="super 58%" fo:font-style="normal" officeooo:rsid="03c7c97b" style:font-style-asian="normal" style:font-style-complex="normal"/>
    </style:style>
    <style:style style:name="T246" style:family="text">
      <style:text-properties style:text-position="super 58%" fo:font-style="normal" officeooo:rsid="03c842d9" style:font-style-asian="normal" style:font-style-complex="normal"/>
    </style:style>
    <style:style style:name="T247" style:family="text">
      <style:text-properties style:text-position="super 58%" fo:font-style="normal" officeooo:rsid="03cd55f3" style:font-style-asian="normal" style:font-style-complex="normal"/>
    </style:style>
    <style:style style:name="T248" style:family="text">
      <style:text-properties style:text-position="super 58%" fo:font-style="normal" officeooo:rsid="03ceeb81" style:font-style-asian="normal" style:font-style-complex="normal"/>
    </style:style>
    <style:style style:name="T249" style:family="text">
      <style:text-properties style:text-position="super 58%" fo:font-style="normal" officeooo:rsid="03d27f70" style:font-style-asian="normal" style:font-style-complex="normal"/>
    </style:style>
    <style:style style:name="T250" style:family="text">
      <style:text-properties style:text-position="super 58%" fo:font-style="normal" officeooo:rsid="03d2ea12" style:font-style-asian="normal" style:font-style-complex="normal"/>
    </style:style>
    <style:style style:name="T251" style:family="text">
      <style:text-properties style:text-position="super 58%" fo:font-style="normal" officeooo:rsid="03d44ed3" style:font-style-asian="normal" style:font-style-complex="normal"/>
    </style:style>
    <style:style style:name="T252" style:family="text">
      <style:text-properties style:text-position="super 58%" fo:font-style="normal" officeooo:rsid="03d4cf46" style:font-style-asian="normal" style:font-style-complex="normal"/>
    </style:style>
    <style:style style:name="T253" style:family="text">
      <style:text-properties style:text-position="super 58%" fo:font-style="normal" officeooo:rsid="03d74ba2" style:font-style-asian="normal" style:font-style-complex="normal"/>
    </style:style>
    <style:style style:name="T254" style:family="text">
      <style:text-properties style:text-position="super 58%" fo:font-style="normal" officeooo:rsid="03d7c79b" style:font-style-asian="normal" style:font-style-complex="normal"/>
    </style:style>
    <style:style style:name="T255" style:family="text">
      <style:text-properties style:text-position="super 58%" fo:font-style="normal" officeooo:rsid="03db2b19" style:font-style-asian="normal" style:font-style-complex="normal"/>
    </style:style>
    <style:style style:name="T256" style:family="text">
      <style:text-properties style:text-position="super 58%" fo:font-style="normal" officeooo:rsid="03dc47ea" style:font-style-asian="normal" style:font-style-complex="normal"/>
    </style:style>
    <style:style style:name="T257" style:family="text">
      <style:text-properties style:text-position="super 58%" fo:font-style="normal" officeooo:rsid="03e247fa" style:font-style-asian="normal" style:font-style-complex="normal"/>
    </style:style>
    <style:style style:name="T258" style:family="text">
      <style:text-properties style:text-position="super 58%" fo:font-style="normal" officeooo:rsid="03e3d5f5" style:font-style-asian="normal" style:font-style-complex="normal"/>
    </style:style>
    <style:style style:name="T259" style:family="text">
      <style:text-properties style:text-position="super 58%" fo:font-style="normal" officeooo:rsid="03e53a40" style:font-style-asian="normal" style:font-style-complex="normal"/>
    </style:style>
    <style:style style:name="T260" style:family="text">
      <style:text-properties style:text-position="super 58%" fo:font-style="normal" officeooo:rsid="03e80640" style:font-style-asian="normal" style:font-style-complex="normal"/>
    </style:style>
    <style:style style:name="T261" style:family="text">
      <style:text-properties style:text-position="super 58%" fo:font-style="normal" officeooo:rsid="03e961ae" style:font-style-asian="normal" style:font-style-complex="normal"/>
    </style:style>
    <style:style style:name="T262" style:family="text">
      <style:text-properties style:text-position="super 58%" fo:font-style="normal" officeooo:rsid="03eab115" style:font-style-asian="normal" style:font-style-complex="normal"/>
    </style:style>
    <style:style style:name="T263" style:family="text">
      <style:text-properties style:text-position="super 58%" fo:font-style="normal" officeooo:rsid="03ee56c3" style:font-style-asian="normal" style:font-style-complex="normal"/>
    </style:style>
    <style:style style:name="T264" style:family="text">
      <style:text-properties style:text-position="super 58%" fo:font-style="normal" officeooo:rsid="03ee7953" style:font-style-asian="normal" style:font-style-complex="normal"/>
    </style:style>
    <style:style style:name="T265" style:family="text">
      <style:text-properties style:text-position="super 58%" fo:font-style="normal" officeooo:rsid="03f07035" style:font-style-asian="normal" style:font-style-complex="normal"/>
    </style:style>
    <style:style style:name="T266" style:family="text">
      <style:text-properties style:text-position="super 58%" fo:font-style="normal" officeooo:rsid="03f22095" style:font-style-asian="normal" style:font-style-complex="normal"/>
    </style:style>
    <style:style style:name="T267" style:family="text">
      <style:text-properties style:text-position="super 58%" fo:font-style="normal" officeooo:rsid="03f3d2ac" style:font-style-asian="normal" style:font-style-complex="normal"/>
    </style:style>
    <style:style style:name="T268" style:family="text">
      <style:text-properties style:text-position="super 58%" fo:font-style="normal" officeooo:rsid="03f5c517" style:font-style-asian="normal" style:font-style-complex="normal"/>
    </style:style>
    <style:style style:name="T269" style:family="text">
      <style:text-properties style:text-position="super 58%" fo:font-style="normal" officeooo:rsid="03f7b265" style:font-style-asian="normal" style:font-style-complex="normal"/>
    </style:style>
    <style:style style:name="T270" style:family="text">
      <style:text-properties style:text-position="super 58%" fo:font-style="normal" officeooo:rsid="03f9418b" style:font-style-asian="normal" style:font-style-complex="normal"/>
    </style:style>
    <style:style style:name="T271" style:family="text">
      <style:text-properties style:text-position="super 58%" fo:font-style="normal" officeooo:rsid="03fb3a6a" style:font-style-asian="normal" style:font-style-complex="normal"/>
    </style:style>
    <style:style style:name="T272" style:family="text">
      <style:text-properties style:text-position="super 58%" fo:font-style="normal" officeooo:rsid="03fc6280" style:font-style-asian="normal" style:font-style-complex="normal"/>
    </style:style>
    <style:style style:name="T273" style:family="text">
      <style:text-properties style:text-position="super 58%" fo:font-style="normal" officeooo:rsid="03fc7033" style:font-style-asian="normal" style:font-style-complex="normal"/>
    </style:style>
    <style:style style:name="T274" style:family="text">
      <style:text-properties style:text-position="super 58%" fo:font-style="normal" officeooo:rsid="03fcf6d5" style:font-style-asian="normal" style:font-style-complex="normal"/>
    </style:style>
    <style:style style:name="T275" style:family="text">
      <style:text-properties style:text-position="super 58%" fo:font-style="normal" officeooo:rsid="03fd9c0e" style:font-style-asian="normal" style:font-style-complex="normal"/>
    </style:style>
    <style:style style:name="T276" style:family="text">
      <style:text-properties style:text-position="super 58%" fo:font-style="normal" officeooo:rsid="040092dc" style:font-style-asian="normal" style:font-style-complex="normal"/>
    </style:style>
    <style:style style:name="T277" style:family="text">
      <style:text-properties style:text-position="super 58%" fo:font-style="normal" officeooo:rsid="0402a79a" style:font-style-asian="normal" style:font-style-complex="normal"/>
    </style:style>
    <style:style style:name="T278" style:family="text">
      <style:text-properties style:text-position="super 58%" fo:font-style="normal" officeooo:rsid="04040b7f" style:font-style-asian="normal" style:font-style-complex="normal"/>
    </style:style>
    <style:style style:name="T279" style:family="text">
      <style:text-properties style:text-position="super 58%" fo:font-style="normal" officeooo:rsid="0404a1d5" style:font-style-asian="normal" style:font-style-complex="normal"/>
    </style:style>
    <style:style style:name="T280" style:family="text">
      <style:text-properties style:text-position="super 58%" fo:font-style="normal" officeooo:rsid="04065e20" style:font-style-asian="normal" style:font-style-complex="normal"/>
    </style:style>
    <style:style style:name="T281" style:family="text">
      <style:text-properties style:text-position="super 58%" fo:font-style="normal" officeooo:rsid="04081565" style:font-style-asian="normal" style:font-style-complex="normal"/>
    </style:style>
    <style:style style:name="T282" style:family="text">
      <style:text-properties style:text-position="super 58%" fo:font-style="normal" officeooo:rsid="0408229c" style:font-style-asian="normal" style:font-style-complex="normal"/>
    </style:style>
    <style:style style:name="T283" style:family="text">
      <style:text-properties style:text-position="super 58%" fo:font-style="normal" officeooo:rsid="0409efb9" style:font-style-asian="normal" style:font-style-complex="normal"/>
    </style:style>
    <style:style style:name="T284" style:family="text">
      <style:text-properties style:text-position="super 58%" fo:font-style="normal" officeooo:rsid="040bbcd5" style:font-style-asian="normal" style:font-style-complex="normal"/>
    </style:style>
    <style:style style:name="T285" style:family="text">
      <style:text-properties style:text-position="super 58%" fo:font-style="normal" officeooo:rsid="040e6d0d" style:font-style-asian="normal" style:font-style-complex="normal"/>
    </style:style>
    <style:style style:name="T286" style:family="text">
      <style:text-properties style:text-position="super 58%" fo:font-style="normal" officeooo:rsid="041031c2" style:font-style-asian="normal" style:font-style-complex="normal"/>
    </style:style>
    <style:style style:name="T287" style:family="text">
      <style:text-properties style:text-position="super 58%" fo:font-style="normal" officeooo:rsid="04136388" style:font-style-asian="normal" style:font-style-complex="normal"/>
    </style:style>
    <style:style style:name="T288" style:family="text">
      <style:text-properties style:text-position="super 58%" fo:font-style="normal" officeooo:rsid="041434d4" style:font-style-asian="normal" style:font-style-complex="normal"/>
    </style:style>
    <style:style style:name="T289" style:family="text">
      <style:text-properties style:text-position="super 58%" fo:font-style="normal" officeooo:rsid="0415b005" style:font-style-asian="normal" style:font-style-complex="normal"/>
    </style:style>
    <style:style style:name="T290" style:family="text">
      <style:text-properties style:text-position="super 58%" fo:font-style="normal" officeooo:rsid="04174801" style:font-style-asian="normal" style:font-style-complex="normal"/>
    </style:style>
    <style:style style:name="T291" style:family="text">
      <style:text-properties style:text-position="super 58%" fo:font-style="normal" officeooo:rsid="041a0994" style:font-style-asian="normal" style:font-style-complex="normal"/>
    </style:style>
    <style:style style:name="T292" style:family="text">
      <style:text-properties style:text-position="super 58%" fo:font-style="normal" officeooo:rsid="041afda8" style:font-style-asian="normal" style:font-style-complex="normal"/>
    </style:style>
    <style:style style:name="T293" style:family="text">
      <style:text-properties style:text-position="super 58%" fo:font-style="normal" officeooo:rsid="041ccb25" style:font-style-asian="normal" style:font-style-complex="normal"/>
    </style:style>
    <style:style style:name="T294" style:family="text">
      <style:text-properties style:text-position="super 58%" fo:font-style="normal" officeooo:rsid="041cdd3d" style:font-style-asian="normal" style:font-style-complex="normal"/>
    </style:style>
    <style:style style:name="T295" style:family="text">
      <style:text-properties style:text-position="super 58%" fo:font-style="normal" officeooo:rsid="0421a263" style:font-style-asian="normal" style:font-style-complex="normal"/>
    </style:style>
    <style:style style:name="T296" style:family="text">
      <style:text-properties style:text-position="super 58%" fo:font-style="normal" officeooo:rsid="0424e6ef" style:font-style-asian="normal" style:font-style-complex="normal"/>
    </style:style>
    <style:style style:name="T297" style:family="text">
      <style:text-properties style:text-position="super 58%" fo:font-style="normal" officeooo:rsid="0427e26f" style:font-style-asian="normal" style:font-style-complex="normal"/>
    </style:style>
    <style:style style:name="T298" style:family="text">
      <style:text-properties style:text-position="super 58%" fo:font-style="normal" officeooo:rsid="042a523b" style:font-style-asian="normal" style:font-style-complex="normal"/>
    </style:style>
    <style:style style:name="T299" style:family="text">
      <style:text-properties style:text-position="super 58%" fo:font-style="normal" officeooo:rsid="042bb347" style:font-style-asian="normal" style:font-style-complex="normal"/>
    </style:style>
    <style:style style:name="T300" style:family="text">
      <style:text-properties style:text-position="super 58%" fo:font-style="normal" officeooo:rsid="042cbe50" style:font-style-asian="normal" style:font-style-complex="normal"/>
    </style:style>
    <style:style style:name="T301" style:family="text">
      <style:text-properties style:text-position="super 58%" fo:font-style="normal" officeooo:rsid="043155f3" style:font-style-asian="normal" style:font-style-complex="normal"/>
    </style:style>
    <style:style style:name="T302" style:family="text">
      <style:text-properties style:text-position="super 58%" fo:font-style="normal" officeooo:rsid="043211d7" style:font-style-asian="normal" style:font-style-complex="normal"/>
    </style:style>
    <style:style style:name="T303" style:family="text">
      <style:text-properties style:text-position="super 58%" fo:font-style="normal" officeooo:rsid="0432be33" style:font-style-asian="normal" style:font-style-complex="normal"/>
    </style:style>
    <style:style style:name="T304" style:family="text">
      <style:text-properties style:text-position="super 58%" fo:font-style="normal" officeooo:rsid="0436a3a4" style:font-style-asian="normal" style:font-style-complex="normal"/>
    </style:style>
    <style:style style:name="T305" style:family="text">
      <style:text-properties style:text-position="super 58%" fo:font-style="normal" officeooo:rsid="043ab87b" style:font-style-asian="normal" style:font-style-complex="normal"/>
    </style:style>
    <style:style style:name="T306" style:family="text">
      <style:text-properties style:text-position="super 58%" fo:font-style="normal" officeooo:rsid="043bfaf0" style:font-style-asian="normal" style:font-style-complex="normal"/>
    </style:style>
    <style:style style:name="T307" style:family="text">
      <style:text-properties style:text-position="super 58%" fo:font-style="normal" officeooo:rsid="043ca2ac" style:font-style-asian="normal" style:font-style-complex="normal"/>
    </style:style>
    <style:style style:name="T308" style:family="text">
      <style:text-properties style:text-position="super 58%" fo:font-style="normal" officeooo:rsid="043e5e94" style:font-style-asian="normal" style:font-style-complex="normal"/>
    </style:style>
    <style:style style:name="T309" style:family="text">
      <style:text-properties style:text-position="0% 100%" style:text-underline-style="none"/>
    </style:style>
    <style:style style:name="T310" style:family="text">
      <style:text-properties style:text-position="0% 100%" officeooo:rsid="037961ff"/>
    </style:style>
    <style:style style:name="T311" style:family="text">
      <style:text-properties style:text-position="0% 100%" officeooo:rsid="03808574"/>
    </style:style>
    <style:style style:name="T312" style:family="text">
      <style:text-properties style:text-position="0% 100%" officeooo:rsid="038261f8"/>
    </style:style>
    <style:style style:name="T313" style:family="text">
      <style:text-properties style:text-position="0% 100%" officeooo:rsid="0383bf7b"/>
    </style:style>
    <style:style style:name="T314" style:family="text">
      <style:text-properties style:text-position="0% 100%" officeooo:rsid="0385d30f"/>
    </style:style>
    <style:style style:name="T315" style:family="text">
      <style:text-properties style:text-position="0% 100%" officeooo:rsid="0385f81c"/>
    </style:style>
    <style:style style:name="T316" style:family="text">
      <style:text-properties officeooo:rsid="0352612a"/>
    </style:style>
    <style:style style:name="T317" style:family="text">
      <style:text-properties officeooo:rsid="0352ef6a"/>
    </style:style>
    <style:style style:name="T318" style:family="text">
      <style:text-properties officeooo:rsid="035465f0"/>
    </style:style>
    <style:style style:name="T319" style:family="text">
      <style:text-properties officeooo:rsid="0356c528"/>
    </style:style>
    <style:style style:name="T320" style:family="text">
      <style:text-properties officeooo:rsid="0357d75b"/>
    </style:style>
    <style:style style:name="T321" style:family="text">
      <style:text-properties officeooo:rsid="035a7ace"/>
    </style:style>
    <style:style style:name="T322" style:family="text">
      <style:text-properties officeooo:rsid="035dd40d"/>
    </style:style>
    <style:style style:name="T323" style:family="text">
      <style:text-properties officeooo:rsid="036009f4"/>
    </style:style>
    <style:style style:name="T324" style:family="text">
      <style:text-properties officeooo:rsid="036328f5"/>
    </style:style>
    <style:style style:name="T325" style:family="text">
      <style:text-properties officeooo:rsid="0364c05e"/>
    </style:style>
    <style:style style:name="T326" style:family="text">
      <style:text-properties officeooo:rsid="03687d4c"/>
    </style:style>
    <style:style style:name="T327" style:family="text">
      <style:text-properties officeooo:rsid="0368ab92"/>
    </style:style>
    <style:style style:name="T328" style:family="text">
      <style:text-properties officeooo:rsid="036d1016"/>
    </style:style>
    <style:style style:name="T329" style:family="text">
      <style:text-properties officeooo:rsid="036f1120"/>
    </style:style>
    <style:style style:name="T330" style:family="text">
      <style:text-properties officeooo:rsid="036f1f6c"/>
    </style:style>
    <style:style style:name="T331" style:family="text">
      <style:text-properties officeooo:rsid="0370197a"/>
    </style:style>
    <style:style style:name="T332" style:family="text">
      <style:text-properties officeooo:rsid="0370699f"/>
    </style:style>
    <style:style style:name="T333" style:family="text">
      <style:text-properties officeooo:rsid="0370ecb4"/>
    </style:style>
    <style:style style:name="T334" style:family="text">
      <style:text-properties officeooo:rsid="0372e758"/>
    </style:style>
    <style:style style:name="T335" style:family="text">
      <style:text-properties officeooo:rsid="0373816d"/>
    </style:style>
    <style:style style:name="T336" style:family="text">
      <style:text-properties officeooo:rsid="0374b637"/>
    </style:style>
    <style:style style:name="T337" style:family="text">
      <style:text-properties officeooo:rsid="0375b407"/>
    </style:style>
    <style:style style:name="T338" style:family="text">
      <style:text-properties officeooo:rsid="037810de"/>
    </style:style>
    <style:style style:name="T339" style:family="text">
      <style:text-properties officeooo:rsid="037961ff"/>
    </style:style>
    <style:style style:name="T340" style:family="text">
      <style:text-properties officeooo:rsid="037a0fba"/>
    </style:style>
    <style:style style:name="T341" style:family="text">
      <style:text-properties officeooo:rsid="037b1208"/>
    </style:style>
    <style:style style:name="T342" style:family="text">
      <style:text-properties officeooo:rsid="037c7c8e"/>
    </style:style>
    <style:style style:name="T343" style:family="text">
      <style:text-properties officeooo:rsid="037e2347"/>
    </style:style>
    <style:style style:name="T344" style:family="text">
      <style:text-properties officeooo:rsid="03808574"/>
    </style:style>
    <style:style style:name="T345" style:family="text">
      <style:text-properties officeooo:rsid="038261f8"/>
    </style:style>
    <style:style style:name="T346" style:family="text">
      <style:text-properties officeooo:rsid="0388294c"/>
    </style:style>
    <style:style style:name="T347" style:family="text">
      <style:text-properties officeooo:rsid="0389d64a"/>
    </style:style>
    <style:style style:name="T348" style:family="text">
      <style:text-properties officeooo:rsid="038b2170"/>
    </style:style>
    <style:style style:name="T349" style:family="text">
      <style:text-properties officeooo:rsid="038b4809"/>
    </style:style>
    <style:style style:name="T350" style:family="text">
      <style:text-properties officeooo:rsid="038cece4"/>
    </style:style>
    <style:style style:name="T351" style:family="text">
      <style:text-properties officeooo:rsid="038e1929"/>
    </style:style>
    <style:style style:name="T352" style:family="text">
      <style:text-properties officeooo:rsid="038fccea"/>
    </style:style>
    <style:style style:name="T353" style:family="text">
      <style:text-properties officeooo:rsid="0390aa28"/>
    </style:style>
    <style:style style:name="T354" style:family="text">
      <style:text-properties officeooo:rsid="0391c35d"/>
    </style:style>
    <style:style style:name="T355" style:family="text">
      <style:text-properties officeooo:rsid="039304e7"/>
    </style:style>
    <style:style style:name="T356" style:family="text">
      <style:text-properties officeooo:rsid="0395599d"/>
    </style:style>
    <style:style style:name="T357" style:family="text">
      <style:text-properties officeooo:rsid="0396faa4"/>
    </style:style>
    <style:style style:name="T358" style:family="text">
      <style:text-properties officeooo:rsid="0397f7ad"/>
    </style:style>
    <style:style style:name="T359" style:family="text">
      <style:text-properties officeooo:rsid="039893aa"/>
    </style:style>
    <style:style style:name="T360" style:family="text">
      <style:text-properties officeooo:rsid="0398ee19"/>
    </style:style>
    <style:style style:name="T361" style:family="text">
      <style:text-properties officeooo:rsid="039ae659"/>
    </style:style>
    <style:style style:name="T362" style:family="text">
      <style:text-properties officeooo:rsid="039c9f5f"/>
    </style:style>
    <style:style style:name="T363" style:family="text">
      <style:text-properties officeooo:rsid="039fefd0"/>
    </style:style>
    <style:style style:name="T364" style:family="text">
      <style:text-properties officeooo:rsid="03a05742"/>
    </style:style>
    <style:style style:name="T365" style:family="text">
      <style:text-properties officeooo:rsid="03a29263"/>
    </style:style>
    <style:style style:name="T366" style:family="text">
      <style:text-properties officeooo:rsid="03a490c5"/>
    </style:style>
    <style:style style:name="T367" style:family="text">
      <style:text-properties officeooo:rsid="03a6858c"/>
    </style:style>
    <style:style style:name="T368" style:family="text">
      <style:text-properties officeooo:rsid="03a874ef"/>
    </style:style>
    <style:style style:name="T369" style:family="text">
      <style:text-properties officeooo:rsid="03d4cf46"/>
    </style:style>
    <style:style style:name="T370" style:family="text">
      <style:text-properties officeooo:rsid="0409efb9"/>
    </style:style>
    <style:style style:name="T371"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8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4">X.XVII</text:p>
      <text:p text:style-name="P18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80"><text:span text:style-name="T3"/></text:p>
      <text:p text:style-name="P4">X.XVIII</text:p>
      <text:p text:style-name="P18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80"><text:span text:style-name="T3"/></text:p>
      <text:p text:style-name="P4">X.XIX</text:p>
      <text:p text:style-name="P18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80"><text:span text:style-name="T3"/></text:p>
      <text:p text:style-name="P4">X.XX</text:p>
      <text:p text:style-name="P180"><text:span text:style-name="T3"/></text:p>
      <text:p text:style-name="P18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80"><text:span text:style-name="T3"/></text:p>
      <text:p text:style-name="P4">X.XXI</text:p>
      <text:p text:style-name="P18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80"><text:span text:style-name="T3"/></text:p>
      <text:p text:style-name="P5">. . .</text:p>
      <text:p text:style-name="P18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80"><text:span text:style-name="T3"/></text:p>
      <text:p text:style-name="P180"><text:span text:style-name="T3"/></text:p>
      <text:p text:style-name="P180"><text:span text:style-name="T3"/></text:p>
      <text:p text:style-name="P180"><text:span text:style-name="T3"/></text:p>
      <text:p text:style-name="P180"><text:soft-page-break/><text:span text:style-name="T3">X.XXII</text:span></text:p>
      <text:p text:style-name="P18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80"><text:span text:style-name="T3"/></text:p>
      <text:p text:style-name="P5">. . .</text:p>
      <text:p text:style-name="P18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80"><text:span text:style-name="T3">. . .</text:span><text:span text:style-name="T4">I finished Outbreak, started a Libre Office file for this journal, pasted my recent entries from Google Keep, 7:52.</text:span></text:p>
      <text:p text:style-name="P180"><text:span text:style-name="T4"/></text:p>
      <text:p text:style-name="P6">X.XXIII</text:p>
      <text:p text:style-name="P180"><text:span text:style-name="T4"/></text:p>
      <text:p text:style-name="P18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80"><text:span text:style-name="T4"/></text:p>
      <text:p text:style-name="P7">. . .</text:p>
      <text:p text:style-name="P180"><text:span text:style-name="T4"/></text:p>
      <text:p text:style-name="P18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80"><text:span text:style-name="T4"/></text:p>
      <text:p text:style-name="P180"><text:span text:style-name="T4"/></text:p>
      <text:p text:style-name="P180"><text:span text:style-name="T4"/></text:p>
      <text:p text:style-name="P180"><text:soft-page-break/><text:span text:style-name="T4">X.XXIV</text:span></text:p>
      <text:p text:style-name="P180"><text:span text:style-name="T4"/></text:p>
      <text:p text:style-name="P18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8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8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8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94">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94">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94">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94">Feescake Chacktory</text:span> was way too busy, so we went to the food court, ate some salty Asian <text:span text:style-name="T194">cuisine</text:span>, got chair massages, drove to Walgreens looking for epso<text:span text:style-name="T194">m</text:span> salts and a tub stopper. We got vitamins, drove to Publix, bought a bath mat, chocolate, Nerds gummy clusters, went to the hotel.</text:p>
      <text:p text:style-name="P45"><text:s text:c="3"/>They had tub stoppers in the lobby. <text:span text:style-name="T194">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17">again</text:span>, laid in bed some more, <text:span text:style-name="T195">d</text:span>9:46<text:note text:id="ftn2" text:note-class="footnote"><text:note-citation>2</text:note-citation><text:note-body><text:p text:style-name="P184">Ross is <text:span text:style-name="T193">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17">and we both had</text:span> Coke<text:span text:style-name="T317">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96">I finished my coffee, took multiple naps, opened a hop water, logged into WoW for a while, joined a group for DM West that never got off the ground, logged off, d8:00.</text:span></text:p>
      <text:p text:style-name="P49"><text:s text:c="3"/><text:span text:style-name="T197">I wrote in LHS detailing from the first time Hannah rejected me up until today, briefly mentioning joining the Ever-Expanding, then typed all that up, </text:span><text:span text:style-name="T198">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17">o</text:span>me plums, two hop waters, a banana, drove down. She had told Melissa she was no longer on the Eulogy gig and Meliss was very upset <text:span text:style-name="T317">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99">I hopped in the car and was surprised that the low tire light had not gone off, drove straight to the shed. I was four minutes </text:span><text:soft-page-break/><text:span text:style-name="T199">early, but </text:span><text:span text:style-name="T317">Steve</text:span><text:span text:style-name="T199">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16">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18">space</text:span> for me. Hannah said, “<text:span text:style-name="T318">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18">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20">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20">p</text:span>acked my bag full of snacks and wrote, d1043.</text:p>
      <text:p text:style-name="P54"/>
      <text:p text:style-name="P55">. . .</text:p>
      <text:p text:style-name="P54"/>
      <text:p text:style-name="P56">I drove to the shed and was the first one there, went inside, talked with Scott about h<text:span text:style-name="T320">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19">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21">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22">I tidied my room, laid in bed for a while, eventually decided to leave the house, drove to Vermont, parked, walked in the back door of Odd’s, ordered an Americano.</text:span></text:p>
      <text:p text:style-name="P58"><text:s text:c="3"/><text:span text:style-name="T322">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22">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29">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29">f</text:span>f my grapes, wrote, <text:span text:style-name="T309">d1229</text:span>. . .<text:span text:style-name="T323">I walked to Aldi while listening to the album, bought </text:span><text:span text:style-name="T329">more </text:span><text:span text:style-name="T323">grapes, bananas, plums, CheezIts, walked to UJ, ate a chicken sandwich w/ tots/Coke, talked with Wes, walked home, put away my groceries, continued listening, d223, </text:span><text:span text:style-name="T324">cleaned my tub, shaved into mustache mode, d250.</text:span></text:p>
      <text:p text:style-name="P60">. . .<text:span text:style-name="T325">I took a bath!, the first in my own tub in two months, listened to two songs Hannah had sent to cover, </text:span><text:span text:style-name="T20">Hard Times</text:span><text:span text:style-name="T325"> and </text:span><text:span text:style-name="T20">When It Don’t Come Easy</text:span><text:span text:style-name="T325">,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29">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27">looked at my phone, </text:span>got undressed, took a bath, <text:span text:style-name="T326">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28">I walked slowly to Odd’s, but they were too busy, so I went </text:span><text:soft-page-break/><text:span text:style-name="T328">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29">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29">I checked on the Anniversary servers, but they wouldn’t be up til </text:span><text:soft-page-break/><text:span text:style-name="T329">5PM, so I ate grapes, plums, bananas, CheezIts, scrolled on my phone, </text:span><text:span text:style-name="T330">listened to </text:span><text:span text:style-name="T21">Hard </text:span><text:span text:style-name="T22">T</text:span><text:span text:style-name="T21">imes</text:span><text:span text:style-name="T330"> and made a post to my Story </text:span><text:span text:style-name="T345">(a screenshot about how good our memos sounded</text:span><text:span text:style-name="T330">,</text:span><text:span text:style-name="T345">)</text:span><text:span text:style-name="T330">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45">paper </text:span>cup and drove home; I was blocking Hannah and she had a 10:00 massage. I started gathering laundry, stripping my bed, putting my shoes away, d1020.</text:p>
      <text:p text:style-name="P68">. . .<text:span text:style-name="T331">I made a shaman on the Anniversary server, started laundry, made my bed, went out to the car for my bag, ate from it some grapes, a plum, the CheezIts, put the drinks away. Tony moved the espresso machine upstairs and so I made a coffee. . .</text:span><text:span text:style-name="T332">I made a priest, did the first couple quests, d121. . .</text:span><text:span text:style-name="T333">I retrieved my clothes, made another coffee, did a Shamaka quest.</text:span></text:p>
      <text:p text:style-name="P68">. . .<text:span text:style-name="T334">I played some priest, played some shaman, started a rogue, d543. . .</text:span><text:span text:style-name="T335">I ordered some pizza, played some priest, played some shaman, d737. . .</text:span><text:span text:style-name="T336">I took a bath, ran to Brill on the priest, logged, looked at Instagram, got the Coke out of the fridge, had another slice, d905. . .</text:span><text:span text:style-name="T337">I did a quest on the </text:span><text:soft-page-break/><text:span text:style-name="T337">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38">did a couple shaman quests, d1045, </text:span><text:span text:style-name="T339">laid in bed, texted with Hannah, brushed my teeth, made a third coffee, </text:span><text:span text:style-name="T310">d1154</text:span><text:span text:style-name="T339">.</text:span></text:p>
      <text:p text:style-name="P69">. . .<text:span text:style-name="T340">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41">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345">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42"><text:s text:c="3"/>I had a strange urge to take my boots off on the porch; Nina was out there with a letter. Apparently Tony had invited her over for dinner and she wanted me to tell him she respectfully declined. </text:span></text:p>
      <text:p text:style-name="P72">. . .<text:span text:style-name="T343">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46">ed</text:span> some water for my coffee cup, made a coffee, looked at my phone, made a plan to get lunch with Hannah, started heating up more water, <text:span text:style-name="T344">wrote</text:span><text:span text:style-name="T201">d1103</text:span><text:span text:style-name="T311">, </text:span><text:span text:style-name="T312">made edits</text:span><text:span text:style-name="T202">d1115</text:span><text:span text:style-name="T312">. . .</text:span><text:span text:style-name="T313">I walked to the Family Dollar, got a small cup of coffee from Deep Time, sat on the wall of the church and waited for Hannah.</text:span></text:p>
      <text:p text:style-name="P74"><text:span text:style-name="T313"><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03">d228</text:span><text:span text:style-name="T313">.</text:span></text:p>
      <text:p text:style-name="P74"><text:span text:style-name="T313">. . .</text:span><text:span text:style-name="T314">I quested around Mulgore on the Shaman, walked to Odd’s, ordered a latte, pasted several pages, walked home</text:span><text:span text:style-name="T204">d436</text:span><text:span text:style-name="T314">, </text:span><text:span text:style-name="T315">finished all my Mulgore quests, ran to Crossroads. The first chat I saw upon entering The Barrens was about how Chuck Norris clogs the toilet when he pees. I set my hearth, logged, took a bath</text:span><text:span text:style-name="T205">d617</text:span></text:p>
      <text:p text:style-name="P74"><text:span text:style-name="T205"/></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00">d136</text:span>, <text:span text:style-name="T346">pooped, logged into my druid but still had a day on my mooncloth cooldown</text:span><text:span text:style-name="T206">d154</text:span><text:span text:style-name="T346">.</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50">so</text:span> I asked if she wanted to come over, hang out, eventually get BBQ. She said she needed time to write and put laundry away, asked if I could bring BBQ to <text:span text:style-name="T19">her</text:span>. I said okie doke, drove to Rite Rite, <text:span text:style-name="T350">which</text:span> <text:span text:style-name="T350">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50">o</text:span>n the bed, <text:span text:style-name="T350">thus</text:span> deactivat<text:span text:style-name="T350">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00">d1114</text:span> </text:p>
      <text:p text:style-name="P81"><text:s text:c="3"/><text:span text:style-name="T347">I flossed, started laying items out on the living room table, checked out </text:span><text:span text:style-name="T23">Jefferson for Jane</text:span><text:span text:style-name="T347">, sent Kevin some clips, made a cup of coffee, </text:span><text:span text:style-name="T348">proofread, pasted, printed journal entries, </text:span><text:span text:style-name="T347">logged into Kamaka, wished Loot the Dog a happy Thanksgiving, ported to Moonglade and made a piece of mooncloth.</text:span><text:span text:style-name="T207">d1157</text:span><text:span text:style-name="T347"> </text:span><text:span text:style-name="T349">I listened to </text:span><text:span text:style-name="T24">Colorful Christmas</text:span><text:span text:style-name="T349"> on Spotify and packed my bags for Columbia.</text:span><text:span text:style-name="T208">d1212</text:span><text:span text:style-name="T349">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351">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51">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51">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00">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60">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00">d1051</text:span></text:p>
      <text:p text:style-name="P85"><text:s text:c="3"/><text:span text:style-name="T352">I turned in a quest, </text:span><text:span text:style-name="T353">hit level 14</text:span><text:span text:style-name="T352">, went to Org, trained, ran RFC, turned in quests in UC/TB, went back to Crossroads, pooped.</text:span><text:span text:style-name="T209">d1252 </text:span><text:span text:style-name="T354">I took a</text:span><text:span text:style-name="T355">n amazing</text:span><text:span text:style-name="T354"> bath, </text:span><text:span text:style-name="T355">turned on the kettle</text:span><text:span text:style-name="T354"> and got some grapes out of the fridge.</text:span><text:span text:style-name="T210">d151</text:span><text:span text:style-name="T354"> </text:span><text:span text:style-name="T356">I killed some bristlebacks, ate my leftover spaghetti, finished my coffee and looked at Instagram,</text:span><text:span text:style-name="T211">d303 </text:span><text:span text:style-name="T357">killed a couple more bristlebacks and their leader, hearthed to Crossroads.</text:span><text:span text:style-name="T212">d325</text:span><text:span text:style-name="T357"> </text:span></text:p>
      <text:p text:style-name="P85"><text:s text:c="3"/><text:span text:style-name="T358">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58">Space Blobsolescence. Hannah had given me a giant bag of popcorn. I said my goodbyes, drove home while talking </text:span><text:span text:style-name="T366">on the phone</text:span><text:span text:style-name="T358">, went inside, ate a mandarin,</text:span><text:span text:style-name="T213">d1030</text:span><text:span text:style-name="T358"> </text:span><text:span text:style-name="T359">did quests around the Barrens,</text:span><text:span text:style-name="T214">d101</text:span><text:span text:style-name="T359"> </text:span><text:span text:style-name="T361">scrolled on Youtube.</text:span><text:span text:style-name="T215">d118</text:span></text:p>
      <text:p text:style-name="P85"><text:span text:style-name="T215"/></text:p>
      <text:p text:style-name="P86">XII.IV</text:p>
      <text:p text:style-name="P86"/>
      <text:p text:style-name="P86">I woke around 9:45, very warm and dry, <text:span text:style-name="T366">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00">d1033</text:span> </text:p>
      <text:p text:style-name="P86"><text:s text:c="3"/><text:span text:style-name="T362">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51">”</text:span></text:p>
      <text:p text:style-name="P135"><text:span text:style-name="T51"><text:s text:c="3"/></text:span><text:span text:style-name="T55">I felt stressed, finished my coffee in bed, looked at my phone, told her I’d be free on the 18</text:span><text:span text:style-name="T217">th</text:span><text:span text:style-name="T55"> and 19</text:span><text:span text:style-name="T217">th</text:span><text:span text:style-name="T55">. I remembered there are no problems for the true Self, pasted a page into my journal,</text:span><text:span text:style-name="T217">d1221</text:span><text:span text:style-name="T55"> </text:span><text:span text:style-name="T56">did a couple quests around the Sludge Fen, hearthed to XR and flew to Org.</text:span><text:span text:style-name="T218">d111</text:span><text:span text:style-name="T56"> </text:span><text:span text:style-name="T57">I took a bath, turned in a quest, did some leatherworking,</text:span><text:span text:style-name="T219">d144</text:span><text:span text:style-name="T57"> </text:span><text:span text:style-name="T58">laid in bed and attempted to ease my mind by texting the Ponies:</text:span></text:p>
      <text:p text:style-name="P136"><text:span text:style-name="T58"><text:s text:c="3"/>“</text:span><text:span text:style-name="T363">Afternoon, friends — preemptively seeking knowledge regarding the whereabouts of Tina's keys so as to ensure smooth execution of the plan to drive her car from Middlemont to the airport, commencing at approximately 8PM. Good vibes to you all [okay </text:span><text:span text:style-name="T364">fingers</text:span><text:span text:style-name="T363">]</text:span><text:span text:style-name="T58">”</text:span><text:span text:style-name="T220">d208</text:span></text:p>
      <text:p text:style-name="P136"><text:span text:style-name="T220"><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221">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136"><text:span text:style-name="T61"><text:s text:c="3"/>“</text:span><text:span text:style-name="T365">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365"><text:s text:c="3"/>Mr. Picnic is here giving me weird vibes as usual</text:span><text:span text:style-name="T61">”</text:span></text:p>
      <text:p text:style-name="P137"><text:span text:style-name="T61"><text:s text:c="3"/>I walked home and put away my groceries,</text:span><text:span text:style-name="T222">d350</text:span><text:span text:style-name="T61"> </text:span><text:span text:style-name="T62">killed some raptors/harpies, hearthed to XR, flew to Ratchet, turned in a quest, did some banking, took a poop.</text:span><text:span text:style-name="T223">d450</text:span><text:span text:style-name="T62"> </text:span><text:span text:style-name="T63">I texted Hannah my plan and made a coffee: </text:span></text:p>
      <text:p text:style-name="P137"><text:span text:style-name="T63"><text:s text:c="3"/>“</text:span><text:span text:style-name="T367">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224">d512</text:span><text:span text:style-name="T63"> </text:span></text:p>
      <text:p text:style-name="P13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68">Airport Chinese</text:span><text:span text:style-name="T64">, walked inside, put away my beer, sat at the computer.</text:span><text:span text:style-name="T225">d916</text:span><text:span text:style-name="T64"> </text:span></text:p>
      <text:p text:style-name="P137"><text:span text:style-name="T64"/></text:p>
      <text:p text:style-name="P137"><text:span text:style-name="T64"/></text:p>
      <text:p text:style-name="P137"><text:span text:style-name="T64"/></text:p>
      <text:p text:style-name="P138"><text:soft-page-break/><text:span text:style-name="T64">. . .</text:span></text:p>
      <text:p text:style-name="P137"><text:span text:style-name="T64"/></text:p>
      <text:p text:style-name="P87">I did some pirate quests, hearthed to Crossroads, trained leatherworking, level-18 abilities, first aid. Hannah picked me up and we drove to her house, cuddled until she moved to the guest bed.</text:p>
      <text:p text:style-name="P139"><text:span text:style-name="T51"/></text:p>
      <text:p text:style-name="P88">XII.V</text:p>
      <text:p text:style-name="P139"><text:span text:style-name="T51"/></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216">d956</text:span><text:span text:style-name="T51"> </text:span></text:p>
      <text:p text:style-name="P139"><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226">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227">d1256</text:span><text:span text:style-name="T67"> </text:span></text:p>
      <text:p text:style-name="P139"><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228">d226</text:span><text:span text:style-name="T68"> </text:span></text:p>
      <text:p text:style-name="P139"><text:span text:style-name="T68"/></text:p>
      <text:p text:style-name="P89">. . .</text:p>
      <text:p text:style-name="P139"><text:span text:style-name="T68"/></text:p>
      <text:p text:style-name="P140"><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51"/></text:p>
      <text:p text:style-name="P90">XII.VI</text:p>
      <text:p text:style-name="P140"><text:span text:style-name="T51"/></text:p>
      <text:p text:style-name="P140"><text:span text:style-name="T51">I woke at six thinking about Hannah and her head. An alarm started ringing in the basement at seven. I played Wordle (SHOVE</text:span><text:span text:style-name="T216">?</text:span><text:span text:style-name="T51"> in five,) got up at eight, heard from Hannah that her headache was gone, made a coffee and wrote.</text:span><text:span text:style-name="T216">d816</text:span></text:p>
      <text:p text:style-name="P140"><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229">d117</text:span></text:p>
      <text:p text:style-name="P140"><text:span text:style-name="T229"/></text:p>
      <text:p text:style-name="P91">. . .</text:p>
      <text:p text:style-name="P140"><text:span text:style-name="T70"/></text:p>
      <text:p text:style-name="P141"><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141"><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41"><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86">Ross thinks her name might be Chelsea.</text:p></text:note-body></text:note></text:span><text:span text:style-name="T51"> at Character Study, so I ordered an uber and a hot dog with slaw, chili and a pickle spear.</text:span></text:p>
      <text:p text:style-name="P141"><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92"><text:s text:c="3"/>We ordered burgers and watched a bit of The Last Jedi, then went down to her house and made love, after which she moved into the guest room.</text:p>
      <text:p text:style-name="P141"><text:span text:style-name="T51"/></text:p>
      <text:p text:style-name="P92">XII.XII</text:p>
      <text:p text:style-name="P141"><text:span text:style-name="T51"/></text:p>
      <text:p text:style-name="P141"><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86">Hannah purchases three packs of strings, a guitar book and five picks.</text:p></text:note-body></text:note></text:span><text:span text:style-name="T51">.</text:span></text:p>
      <text:p text:style-name="P141"><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141"><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141"><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71"/></text:p>
      <text:p text:style-name="P94">XII.VIII</text:p>
      <text:p text:style-name="P142"><text:span text:style-name="T51"/></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216">d1017</text:span><text:span text:style-name="T51"> </text:span></text:p>
      <text:p text:style-name="P143"><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230">d1120 </text:span></text:p>
      <text:p text:style-name="P143"><text:soft-page-break/><text:span text:style-name="T230"><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75"><text:s text:c="3"/>I walked back, said, “First of all, this latte is delicious. Secondly, they call the race Orcs, not Ogres.” I left again, walked home, put away my groceries.</text:span><text:span text:style-name="T231">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232">d201</text:span><text:span text:style-name="T76"> </text:span></text:p>
      <text:p text:style-name="P143"><text:span text:style-name="T76"/></text:p>
      <text:p text:style-name="P95">. . .</text:p>
      <text:p text:style-name="P143"><text:span text:style-name="T76"/></text:p>
      <text:p text:style-name="P144"><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216">d1241</text:span></text:p>
      <text:p text:style-name="P142"><text:span text:style-name="T77"/></text:p>
      <text:p text:style-name="P96">XII.IX</text:p>
      <text:p text:style-name="P145"><text:span text:style-name="T51"/></text:p>
      <text:p text:style-name="P145"><text:span text:style-name="T51">I woke to a dreary but warm day, cleaned my room, made coffee,</text:span><text:span text:style-name="T216">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33">d1221</text:span><text:span text:style-name="T78"> </text:span></text:p>
      <text:p text:style-name="P145"><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34">d42</text:span><text:span text:style-name="T235">9</text:span></text:p>
      <text:p text:style-name="P145"><text:span text:style-name="T235"><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36">d851</text:span><text:span text:style-name="T82"> </text:span><text:span text:style-name="T83">I dropped </text:span><text:span text:style-name="T89">my </text:span><text:span text:style-name="T83">Ony head and chatted with a few people,</text:span><text:span text:style-name="T237">d926</text:span><text:span text:style-name="T83"> </text:span><text:span text:style-name="T84">walked to Hannah’s, finished my Trail Pass, brushed my teeth, got in bed.</text:span></text:p>
      <text:p text:style-name="P146"><text:span text:style-name="T84"/></text:p>
      <text:p text:style-name="P98">XII.X</text:p>
      <text:p text:style-name="P147"><text:span text:style-name="T51"/></text:p>
      <text:p text:style-name="P147"><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16">d132</text:span><text:span text:style-name="T51"> </text:span></text:p>
      <text:p text:style-name="P147"><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38">d823</text:span><text:span text:style-name="T85"> </text:span><text:span text:style-name="T86">I ran WC, ran around turning things in, then </text:span><text:span text:style-name="T89">filling up water bags </text:span><text:span text:style-name="T86">for the Shaman quest.</text:span><text:span text:style-name="T239">d1217</text:span></text:p>
      <text:p text:style-name="P147"><text:span text:style-name="T239"/></text:p>
      <text:p text:style-name="P148"><text:span text:style-name="T86">X</text:span><text:span text:style-name="T51">II.XI</text:span></text:p>
      <text:p text:style-name="P148"><text:span text:style-name="T51"/></text:p>
      <text:p text:style-name="P149"><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216">d154</text:span><text:span text:style-name="T51"> </text:span></text:p>
      <text:p text:style-name="P149"><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40">d244</text:span><text:span text:style-name="T87"> </text:span></text:p>
      <text:p text:style-name="P149"><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41">d442</text:span><text:span text:style-name="T88"> </text:span></text:p>
      <text:p text:style-name="P149"><text:span text:style-name="T88"/></text:p>
      <text:p text:style-name="P99">. . .</text:p>
      <text:p text:style-name="P149"><text:span text:style-name="T88"/></text:p>
      <text:p text:style-name="P150"><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50"><text:span text:style-name="T51"/></text:p>
      <text:p text:style-name="P100">XII.XII</text:p>
      <text:p text:style-name="P150"><text:span text:style-name="T51"/></text:p>
      <text:p text:style-name="P150"><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216">d1058</text:span><text:span text:style-name="T51"> </text:span></text:p>
      <text:p text:style-name="P150"><text:span text:style-name="T51"><text:s text:c="3"/></text:span><text:span text:style-name="T90">I ran Wailing Caverns, finished the quests, turned them in, flew to Thunder Bluff, back to Crossroads, laid in bed and looked at my phone.</text:span><text:span text:style-name="T242">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43">d336</text:span><text:span text:style-name="T91"> </text:span></text:p>
      <text:p text:style-name="P150"><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44">d518</text:span><text:span text:style-name="T93"> laid in bed while the sun went down, took a bath.</text:span><text:span text:style-name="T245">d626</text:span><text:span text:style-name="T93"> </text:span><text:span text:style-name="T94">I killed the main Barrens Harpy and then did Guns of the Northwatch + escort quest.</text:span><text:span text:style-name="T246">d720</text:span><text:span text:style-name="T94"> </text:span></text:p>
      <text:p text:style-name="P150"><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95"/></text:p>
      <text:p text:style-name="P151"><text:span text:style-name="T51"/></text:p>
      <text:p text:style-name="P151"><text:span text:style-name="T51"/></text:p>
      <text:p text:style-name="P151"><text:span text:style-name="T51"/></text:p>
      <text:p text:style-name="P151"><text:span text:style-name="T51"/></text:p>
      <text:p text:style-name="P151"><text:soft-page-break/><text:span text:style-name="T51">XII.XIII</text:span></text:p>
      <text:p text:style-name="P151"><text:span text:style-name="T51"/></text:p>
      <text:p text:style-name="P151"><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16">d951</text:span><text:span text:style-name="T51"> </text:span></text:p>
      <text:p text:style-name="P151"><text:span text:style-name="T51"/></text:p>
      <text:p text:style-name="P101">. . .</text:p>
      <text:p text:style-name="P151"><text:span text:style-name="T51"/></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52"><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51"/></text:p>
      <text:p text:style-name="P152"><text:span text:style-name="T51"/></text:p>
      <text:p text:style-name="P103">XII.XIV</text:p>
      <text:p text:style-name="P152"><text:span text:style-name="T51"/></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52"><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51"/></text:p>
      <text:p text:style-name="P102">XII.XV</text:p>
      <text:p text:style-name="P152"><text:span text:style-name="T51"/></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216">d1234</text:span><text:span text:style-name="T51"> </text:span><text:span text:style-name="T98">I </text:span><text:span text:style-name="T99">printed, </text:span><text:span text:style-name="T98">pooped, took a bath, laid in bed, ate a banana, got distracted by my phone.</text:span><text:span text:style-name="T247">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48">d217</text:span><text:span text:style-name="T100"> </text:span></text:p>
      <text:p text:style-name="P152"><text:span text:style-name="T100"/></text:p>
      <text:p text:style-name="P104">. . .</text:p>
      <text:p text:style-name="P152"><text:span text:style-name="T100"/></text:p>
      <text:p text:style-name="P153"><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51"/></text:p>
      <text:p text:style-name="P105">XII.XVI</text:p>
      <text:p text:style-name="P153"><text:span text:style-name="T51"/></text:p>
      <text:p text:style-name="P153"><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51"/></text:p>
      <text:p text:style-name="P105">XII.XVII</text:p>
      <text:p text:style-name="P153"><text:span text:style-name="T51"/></text:p>
      <text:p text:style-name="P153"><text:span text:style-name="T51">I woke at 9:15, cuddled Hannah, made coffee, borrowed her charger, sat on the couch, played Wordle (SCOWL in three,) got dressed, walked to Bad Manners, ordered an Americano, went home, opened my window, pooped, got undressed, wrote.</text:span><text:span text:style-name="T216">d1128</text:span><text:span text:style-name="T51"> </text:span></text:p>
      <text:p text:style-name="P153"><text:span text:style-name="T51"><text:s text:c="3"/></text:span><text:span text:style-name="T102">I played some WoW, laid in bed, took a bath, laid in bed, </text:span><text:span text:style-name="T103">got dressed</text:span><text:span text:style-name="T102">,</text:span><text:span text:style-name="T249">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50">d400</text:span><text:span text:style-name="T103"> </text:span></text:p>
      <text:p text:style-name="P153"><text:span text:style-name="T103"><text:s text:c="3"/></text:span><text:span text:style-name="T104">I played some wow, hearthed, laid in bed, talked to my mom twice, felt kinda frustrated in the darkness, ate some grapes.</text:span><text:span text:style-name="T251">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69">I'm back in my room when you finish your rehearsal</text:span><text:span text:style-name="T105">”</text:span></text:p>
      <text:p text:style-name="P153"><text:span text:style-name="T105"><text:s text:c="3"/>I walked home, called her again. She was cozy in her jammies, so I decided that’s what I would do, looked at Insty a little.</text:span><text:span text:style-name="T252">d752 </text:span><text:span text:style-name="T106">I finished up Barrens quests, collected all the Ashenvale ones, spent lots of time laying in bed, heard from Hannah that she was creeping down my street, cuddled with her for an hour or so.</text:span></text:p>
      <text:p text:style-name="P153"><text:span text:style-name="T106"/></text:p>
      <text:p text:style-name="P154"><text:span text:style-name="T51"/></text:p>
      <text:p text:style-name="P106">XII.XVIII</text:p>
      <text:p text:style-name="P154"><text:span text:style-name="T51"/></text:p>
      <text:p text:style-name="P154"><text:span text:style-name="T51">I woke around seven and spent a lot of energy scrolling around my phone, eventually got up, ate grapes,</text:span><text:span text:style-name="T253">d843</text:span><text:span text:style-name="T107"> heat up my cup, played Wordle (HEFTY in four,) made coffee.</text:span><text:span text:style-name="T254">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08"/></text:p>
      <text:p text:style-name="P108">XII.XIX</text:p>
      <text:p text:style-name="P155"><text:span text:style-name="T51"/></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216">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55">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56">d633</text:span><text:span text:style-name="T110"> </text:span></text:p>
      <text:p text:style-name="P155"><text:span text:style-name="T110"/></text:p>
      <text:p text:style-name="P110">. . .</text:p>
      <text:p text:style-name="P155"><text:span text:style-name="T110"/></text:p>
      <text:p text:style-name="P156"><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51"/></text:p>
      <text:p text:style-name="P156"><text:span text:style-name="T51"/></text:p>
      <text:p text:style-name="P112">XII.XX</text:p>
      <text:p text:style-name="P156"><text:span text:style-name="T51"/></text:p>
      <text:p text:style-name="P156"><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216">d933</text:span><text:span text:style-name="T51"> </text:span></text:p>
      <text:p text:style-name="P156"><text:span text:style-name="T51"/></text:p>
      <text:p text:style-name="P113">. . .</text:p>
      <text:p text:style-name="P156"><text:span text:style-name="T51"/></text:p>
      <text:p text:style-name="P157"><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57"><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51"><text:s text:c="3"/>The sound man said, “</text:span><text:span text:style-name="T112">Damn, y</text:span><text:span text:style-name="T51">’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51"/></text:p>
      <text:p text:style-name="P157"><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16">d134</text:span><text:span text:style-name="T51"> </text:span></text:p>
      <text:p text:style-name="P157"><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13"><text:s text:c="3"/>I got dressed, drove to Downing, set up my gaming station, adjusted monitor resolution.</text:span><text:span text:style-name="T257">d557</text:span><text:span text:style-name="T113"> </text:span><text:span text:style-name="T114">I flew to Zoram Strand, joined a very slow-to-start BFD group, ran that, turned in all the quests, cleaned up my bags etc. in Thunder Bluff.</text:span><text:span text:style-name="T258">d826</text:span><text:span text:style-name="T114"> </text:span><text:span text:style-name="T115">I did a bunch of running around while eating peanuts and Lara Bars, finished seemingly all of the Ashenvale quests, then ran to Freewind Post in Thousand Needles.</text:span><text:span text:style-name="T259">d1133</text:span><text:span text:style-name="T115"> </text:span></text:p>
      <text:p text:style-name="P157"><text:span text:style-name="T115"/></text:p>
      <text:p text:style-name="P158"><text:span text:style-name="T115">X</text:span><text:span text:style-name="T51">I.XXII</text:span></text:p>
      <text:p text:style-name="P158"><text:span text:style-name="T51"/></text:p>
      <text:p text:style-name="P158"><text:span text:style-name="T51">I slept very hard, played Wordle (BRAWN in four,) got out of bed around 11, made coffee, killed centaur until I hit level 28, hearthed to Crossroads, flew to Thunder Bluff.</text:span><text:span text:style-name="T216">d1205</text:span><text:span text:style-name="T51"> </text:span></text:p>
      <text:p text:style-name="P158"><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60">d426</text:span><text:span text:style-name="T116"> </text:span></text:p>
      <text:p text:style-name="P158"><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61">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62">d738</text:span><text:span text:style-name="T118"> </text:span></text:p>
      <text:p text:style-name="P158"><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19"/></text:p>
      <text:p text:style-name="P117">XII.XXIII</text:p>
      <text:p text:style-name="P159"><text:span text:style-name="T51"/></text:p>
      <text:p text:style-name="P159"><text:span text:style-name="T51">I woke at 10, swiped countless notifications from my phone, played Wordle (SAUNA in four,) ate grapes, made coffee.</text:span><text:span text:style-name="T216">d1033</text:span><text:span text:style-name="T51"> </text:span><text:span text:style-name="T120">I finished turtles, scorpions, vultures on the flats, turned those quests in, recalled, flew to Ratchet, boated to Booty Bay, flew to Grom’Gol,</text:span><text:span text:style-name="T263">d1111</text:span><text:span text:style-name="T121"> </text:span><text:span text:style-name="T122">zepped to UC, flew to Tarren Mill,</text:span><text:span text:style-name="T264">d1121</text:span><text:span text:style-name="T122"> </text:span><text:span text:style-name="T123">took a poop, ran to Hammerfall, grabbed the flightpath.</text:span><text:span text:style-name="T265">d1138</text:span><text:span text:style-name="T123"> </text:span></text:p>
      <text:p text:style-name="P159"><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66">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67">d119</text:span><text:span text:style-name="T126"> </text:span></text:p>
      <text:p text:style-name="P159"><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68">d146</text:span><text:span text:style-name="T127"> </text:span><text:span text:style-name="T128">ate pizza on the couch with the cats, turned in another Nesingwary quest, hearthed, flew to Camp T, got dressed.</text:span><text:span text:style-name="T269">d211</text:span><text:span text:style-name="T129"> </text:span></text:p>
      <text:p text:style-name="P159"><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70">d319</text:span><text:span text:style-name="T130"> </text:span></text:p>
      <text:p text:style-name="P159"><text:span text:style-name="T130"/></text:p>
      <text:p text:style-name="P160"><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51"/></text:p>
      <text:p text:style-name="P118">XII.XXIV</text:p>
      <text:p text:style-name="P160"><text:span text:style-name="T51"/></text:p>
      <text:p text:style-name="P160"><text:span text:style-name="T51">I woke around 9:30, played Wordle (EAGLE in two,) said hello to the cats and heat up some water.</text:span><text:span text:style-name="T216">d1007</text:span><text:span text:style-name="T51"> </text:span><text:span text:style-name="T131">I made some coffee, cleaned up my battle station and logged into WoW, but the servers were down for maintenance.</text:span><text:span text:style-name="T271">d1017</text:span></text:p>
      <text:p text:style-name="P160"><text:span text:style-name="T271"><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72">d438</text:span><text:span text:style-name="T132"> </text:span><text:span text:style-name="T133">I walked up to Oyster House, ordered an NA Guinness + beans/rice/sausage, then jogged home excitedly.</text:span><text:span text:style-name="T273">d526</text:span><text:span text:style-name="T133"> </text:span></text:p>
      <text:p text:style-name="P160"><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74">d933</text:span><text:span text:style-name="T134"> </text:span><text:span text:style-name="T135">then took a bath and talked to Hannah on </text:span><text:soft-page-break/><text:span text:style-name="T135">the phone, who was worried if I was depressed, but seemed more sad herself.</text:span><text:span text:style-name="T275">d1004</text:span></text:p>
      <text:p text:style-name="P160"><text:span text:style-name="T275"><text:s text:c="3"/></text:span><text:span text:style-name="T136">I started Nessingwary quests, but ended up running Lib, Arm Cath with a very fun group, hearthed, killed 15 raptors just outside of Grom’gol, went to bed.</text:span></text:p>
      <text:p text:style-name="P160"><text:span text:style-name="T136"/></text:p>
      <text:p text:style-name="P119">XII.XXV</text:p>
      <text:p text:style-name="P161"><text:span text:style-name="T51"/></text:p>
      <text:p text:style-name="P161"><text:span text:style-name="T51">I woke around 9:30, lost wordle (SHARE,) laid in bed, eventually made coffee.</text:span><text:span text:style-name="T216">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76">d442</text:span><text:span text:style-name="T137"> </text:span></text:p>
      <text:p text:style-name="P162"><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38"><text:s text:c="3"/>I switched back to Shamaka, flew to Org, bought 12 giant eggs, 10 zesty clam meats, flew to TB, bought 20 Alterac Swiss.</text:span><text:span text:style-name="T277">d926 </text:span><text:span text:style-name="T139"><text:s/></text:span><text:span text:style-name="T140">I turned in my cooking quest, hearthed, talked to Hannah twice, and did many Cath/Arm runs, ending with a very rough one at 6:30AM.</text:span></text:p>
      <text:p text:style-name="P162"><text:span text:style-name="T140"/></text:p>
      <text:p text:style-name="P120">XII.XXVI</text:p>
      <text:p text:style-name="P163"><text:span text:style-name="T51"/></text:p>
      <text:p text:style-name="P163"><text:span text:style-name="T51">I slept til 10:30, looked through my phone, got up, peed,</text:span><text:span text:style-name="T216">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78">d306</text:span><text:span text:style-name="T141"> </text:span></text:p>
      <text:p text:style-name="P163"><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79">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43"/></text:p>
      <text:p text:style-name="P122">XII.XXVII</text:p>
      <text:p text:style-name="P164"><text:span text:style-name="T51"/></text:p>
      <text:p text:style-name="P164"><text:span text:style-name="T51">I woke late and had a hard time making coffee, but played Wordle (GRAIN in four) and texted with Hannah.</text:span><text:span text:style-name="T216">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64"><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80">d540</text:span><text:span text:style-name="T144"> </text:span></text:p>
      <text:p text:style-name="P164"><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45"><text:s text:c="3"/>I spent the empty points for my new spec in resto, flew to Camp T, put together a group for RFD, ran that. It was kinda fun, I think. I hearthed to Grom, flew to BB, did some banking, hearthed again.</text:span><text:span text:style-name="T281">d941</text:span><text:span text:style-name="T145"> </text:span><text:span text:style-name="T146">I laid down, cleaned the litter boxes, talked to Hannah, killed some Ogres on Tokup, switched to Shamaka, fiddled with my bars, exited.</text:span><text:span text:style-name="T282">d1053</text:span><text:span text:style-name="T146"> </text:span></text:p>
      <text:p text:style-name="P164"><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47"/></text:p>
      <text:p text:style-name="P123">XII.XXVIII</text:p>
      <text:p text:style-name="P165"><text:span text:style-name="T51"/></text:p>
      <text:p text:style-name="P165"><text:span text:style-name="T51">I woke at 10, already had messages from Hannah, played Wordle (DECRY in four,) messaged with Sweet Pea at her gate, ate a bunch of grapes and boiled some water.</text:span><text:span text:style-name="T216">d1029</text:span></text:p>
      <text:p text:style-name="P165"><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48"><text:s text:c="3"/>We packed up, drove up 26 in the rain. Tina said what I was just thinking but in a more funny way: “It’s almost like they </text:span><text:span text:style-name="T370">want</text:span><text:span text:style-name="T148"> you to crash.” I parked the car in front of Hannah’s house, left my drums, went inside, ate a bunch of grapes, opened a hop water, got undressed and felt amazing once the socks came off.</text:span><text:span text:style-name="T283">d1104</text:span><text:span text:style-name="T148"> </text:span></text:p>
      <text:p text:style-name="P165"><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51">XII.XIX</text:span></text:p>
      <text:p text:style-name="P166"><text:span text:style-name="T51"/></text:p>
      <text:p text:style-name="P166"><text:span text:style-name="T51">My alarm went off at 10 and I struggled with Wordle (MAMBO in five,) fell asleep, got up again, made coffee, drank it on the couch.</text:span><text:span text:style-name="T216">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50"><text:s text:c="3"/>I ate grapes in the chair, took off my boots, sat at the computer.</text:span><text:span text:style-name="T284">d555</text:span><text:span text:style-name="T150"> </text:span></text:p>
      <text:p text:style-name="P166"><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51"/></text:p>
      <text:p text:style-name="P127">XII.XXX</text:p>
      <text:p text:style-name="P167"><text:span text:style-name="T51"/></text:p>
      <text:p text:style-name="P167"><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216">d1231</text:span><text:span text:style-name="T51"> </text:span></text:p>
      <text:p text:style-name="P167"><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71">I so long to feel you in my arms love</text:span><text:span text:style-name="T152">”</text:span><text:span text:style-name="T285">d417</text:span><text:span text:style-name="T152"> </text:span></text:p>
      <text:p text:style-name="P167"><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86">d810</text:span><text:span text:style-name="T153"> </text:span></text:p>
      <text:p text:style-name="P167"><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55"/></text:p>
      <text:p text:style-name="P128">XII.XXXI</text:p>
      <text:p text:style-name="P168"><text:span text:style-name="T51"/></text:p>
      <text:p text:style-name="P168"><text:span text:style-name="T51">Woke, made coffee, hearthed to Grom, walked across the water, killed tons of raptors including Tethis, hearthed, turned in the enchantment quest, ran to Nessingwary, turned in Raptor Mastery, hearthed, brushed my teeth, got dressed.</text:span><text:span text:style-name="T216">d1214</text:span><text:span text:style-name="T51"> </text:span></text:p>
      <text:p text:style-name="P168"><text:soft-page-break/><text:span text:style-name="T51"><text:s text:c="3"/></text:span><text:span text:style-name="T156">I walked to Aldi, bought green bananas, went to Jersey Mike’s, ate a mid sub, went to Odd’s, ordered an Americano, walked back to Downing.</text:span><text:span text:style-name="T287">d153</text:span></text:p>
      <text:p text:style-name="P168"><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88">d657</text:span></text:p>
      <text:p text:style-name="P168"><text:span text:style-name="T288"><text:s text:c="3"/></text:span><text:span text:style-name="T158">I killed Bloodsail Buccaneers, Venture Co Miners, and so many of the Skullsplitter tribe, </text:span><text:span text:style-name="T159">hit level 44, </text:span><text:span text:style-name="T15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58"><text:s text:c="3"/>She asked what I’d be doing on Jan 1</text:span><text:span text:style-name="T289">st</text:span><text:span text:style-name="T158">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58"/></text:p>
      <text:p text:style-name="P130">I.I</text:p>
      <text:p text:style-name="P169"><text:span text:style-name="T51"/></text:p>
      <text:p text:style-name="P169"><text:span text:style-name="T51">I woke still feeling a bit anxious, played Wordle (NERVE in four,) looked up ZF quests, got out of bed, made coffee, drank it on the couch, came close to feeling the awesome power of being alive while going through the motions of anxious attachment. . .</text:span><text:span text:style-name="T160">I gathered ZF quests from Tanaris, Dustwallow, Feralas, did the dishes, texted with </text:span><text:soft-page-break/><text:span text:style-name="T160">Hannah, listened to most of our Eulogy show, got dressed.</text:span><text:span text:style-name="T290">d307</text:span></text:p>
      <text:p text:style-name="P169"><text:span text:style-name="T160"><text:s text:c="3"/></text:span><text:span text:style-name="T161">I drove to Vermont, parked, walked into UJ, sat at the bar, ordered Hoppin’ John w/ Coke, walked to Odd’s, ordered a latte, talked to Hannah via phone on the porch, walked to the car, drove to Gary’s, celebrated Zelda’s 2</text:span><text:span text:style-name="T291">nd</text:span><text:span text:style-name="T161"> birthday with Ryan, Melissa, Max, Ben, Eliza, August, Jamie, Joy, others. I drove to Downing, laid in bed, looked at Facebook.</text:span><text:span text:style-name="T291">d726</text:span><text:span text:style-name="T161"> </text:span></text:p>
      <text:p text:style-name="P169"><text:span text:style-name="T161"><text:s text:c="3"/></text:span><text:span text:style-name="T162">I flew to the Hinterlands, walked to a temple, grouped with a couple people and acquired the sacred mallet for ZF.</text:span><text:span text:style-name="T292">d748</text:span><text:span text:style-name="T162"> </text:span><text:span text:style-name="T163">I laid in bed and talked on the phone to my mom and then Hannah.</text:span><text:span text:style-name="T293">d906</text:span></text:p>
      <text:p text:style-name="P170"><text:span text:style-name="T293"><text:s text:c="3"/></text:span><text:span text:style-name="T164">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164"><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294">d1225</text:span><text:span text:style-name="T164"> </text:span></text:p>
      <text:p text:style-name="P170"><text:span text:style-name="T164"/></text:p>
      <text:p text:style-name="P171"><text:span text:style-name="T164">I.</text:span><text:span text:style-name="T51">II</text:span></text:p>
      <text:p text:style-name="P171"><text:span text:style-name="T51"/></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51"><text:s text:c="3"/>I sat at the bar and ordered a breakfast salad, ate it with a fourth coffee, walked back to Downing, drank some more on the couch while looking at my phone.</text:span><text:span text:style-name="T216">d243</text:span><text:span text:style-name="T51"> </text:span><text:span text:style-name="T165">I laid in bed past sundown, scrolled on my phone, eventually ate some CheezIts and grapes, talked to Hannah on the phone, went to sleep.</text:span></text:p>
      <text:p text:style-name="P172"><text:span text:style-name="T165">I.</text:span><text:span text:style-name="T51">III</text:span></text:p>
      <text:p text:style-name="P173"><text:span text:style-name="T51"/></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51"/></text:p>
      <text:p text:style-name="P132">I.IV</text:p>
      <text:p text:style-name="P173"><text:span text:style-name="T51"/></text:p>
      <text:p text:style-name="P133">Woke, went downstairs, had coffee/eggs, walked to CVS, then Starbucks, then the Metro, which we rode to the Capitol Mall. It was freezing cold. We intended to go to the </text:p>
      <text:p text:style-name="P175"><text:span text:style-name="T165">A</text:span><text:span text:style-name="T51">merican History museum, but walked toward the Natrual Science museum first and decided to pop in.</text:span></text:p>
      <text:p text:style-name="P174"><text:span text:style-name="T51"><text:s text:c="3"/>“</text:span>Sir,<text:span text:style-name="T51">” said a security guard. “You have </text:span>got<text:span text:style-name="T51">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51"/></text:p>
      <text:p text:style-name="P133">I.V</text:p>
      <text:p text:style-name="P174"><text:span text:style-name="T51"/></text:p>
      <text:p text:style-name="P174"><text:span text:style-name="T51">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51">. We played more Azul, this time with Sarah, hung in the living room by a YouTube fire, chatted and went to bed.</text:span></text:p>
      <text:p text:style-name="P174"><text:span text:style-name="T51"/></text:p>
      <text:p text:style-name="P133">I.VI</text:p>
      <text:p text:style-name="P174"><text:span text:style-name="T51"/></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51"><text:s text:c="3"/>I went through a long security line, took a long walk to terminal E, realized I was looking at the wrong boarding pass, went back to the main entrance, went through security again, </text:span><text:span text:style-name="T166">found my proper gate. They delayed my flight two or three times and it became obvious I wouldn’t make my connection, so they gave me a hotel/meal voucher.</text:span></text:p>
      <text:p text:style-name="P174"><text:soft-page-break/><text:span text:style-name="T166"><text:s text:c="3"/>I flew to Charlotte, eating pretzels given to me by Hannah, fought people trying to find the Microtel shuttle, which was just a jampacked minivan, had a smooth checkin, said goodnight to Hannah, went to sleep.</text:span></text:p>
      <text:p text:style-name="P174"><text:span text:style-name="T166"/></text:p>
      <text:p text:style-name="P134">I.VII</text:p>
      <text:p text:style-name="P176"><text:span text:style-name="T51"/></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6"><text:span text:style-name="T51"><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16">d410</text:span><text:span text:style-name="T51"> </text:span></text:p>
      <text:p text:style-name="P176"><text:span text:style-name="T51"><text:s text:c="3"/></text:span><text:span text:style-name="T167">I ran ZF, hearthed to Booty Bay, got on the boat, swam to Durotar, hearthed again, took the boat to Ratchet, flew to Dustwallow Marsh, turned in a quest, flew to Gadget, set my hearth, ran to </text:span><text:soft-page-break/><text:span text:style-name="T167">Shimmering Flats, got my Carrot on a Stick, hearthed, ran ZF again, turned in three more quests, flew to Thunder Bluff talked to Hannah on the phone then Insty video, took a bath.</text:span><text:span text:style-name="T295">d904</text:span><text:span text:style-name="T167"> </text:span></text:p>
      <text:p text:style-name="P176"><text:span text:style-name="T167"><text:s text:c="3"/></text:span><text:span text:style-name="T168">I did a shaky run of ZF, hearthed, flew to Thunder Bluff, then Ratchet, boated to Booty Bay, flew to the Hinterlands, went to bed.</text:span></text:p>
      <text:p text:style-name="P176"><text:span text:style-name="T168"/></text:p>
      <text:p text:style-name="P187">I.VIII</text:p>
      <text:p text:style-name="P177"><text:span text:style-name="T51"/></text:p>
      <text:p text:style-name="P177"><text:span text:style-name="T51">Woke early, played Wordle while cuddling Bruce (DRAFT in four,) looked at my phone, ate some grapes, heated up water.</text:span><text:span text:style-name="T216">d828</text:span><text:span text:style-name="T51"> </text:span><text:span text:style-name="T169">I made coffee, drank it while trying to kill some turtles. They were still a little too high level, so I took the most amazing nap.</text:span><text:span text:style-name="T296">d1147</text:span><text:span text:style-name="T169"> </text:span></text:p>
      <text:p text:style-name="P178"><text:span text:style-name="T169"><text:s text:c="3"/></text:span><text:span text:style-name="T170">I woke up, determined to kill six more turtles, did so, including Gammera. I did the elite quests, turned those in, </text:span><text:span text:style-name="T171">hit level 47</text:span><text:span text:style-name="T170">, went to Thunder Bluff, ran ZF with Jaggy, got a 1H axe, leveled that near Booty Bay.</text:span></text:p>
      <text:p text:style-name="P188"><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8"><text:span text:style-name="T170"/></text:p>
      <text:p text:style-name="P188">I.IX</text:p>
      <text:p text:style-name="P179"><text:span text:style-name="T51"/></text:p>
      <text:p text:style-name="P179"><text:span text:style-name="T51">I woke, cuddled cats, opened a hop water, rinsed out my mouth and heated up water for coffee.</text:span><text:span text:style-name="T216">d1054</text:span><text:span text:style-name="T51"> </text:span></text:p>
      <text:p text:style-name="P179"><text:span text:style-name="T51"><text:s text:c="3"/></text:span><text:span text:style-name="T172">I farmed turtles, did leatherworking, </text:span><text:span text:style-name="T173">needed more turtle scales, farmed some more, did some more leatherworking, </text:span><text:span text:style-name="T172">killed Feralas yeti, ran ZF with Jaggy, hearthed, flew to Thunder Bluff, got suited up, walked to UJ, ate a burger/tots/Coke, went to Odd’s, ordered an Americano, walked to Ingles, </text:span><text:soft-page-break/><text:span text:style-name="T172">bought grapes, CheezIts, a Coke, walked down to Downing, put away my groceries.</text:span><text:span text:style-name="T297">d448</text:span><text:span text:style-name="T172"> </text:span></text:p>
      <text:p text:style-name="P179"><text:span text:style-name="T172"><text:s text:c="3"/></text:span><text:span text:style-name="T174">I ran around collecting quests for Maraudon, did a bit of leatherworking parked at Shadowprey Village, talked to Hannah on the phone. She said I sounded tired or sad, and that made me think I might be sad. I wondered if I should keep playing WoW and went to bed around 11.</text:span></text:p>
      <text:p text:style-name="P179"><text:span text:style-name="T174"/></text:p>
      <text:p text:style-name="P190"><text:span text:style-name="T51">I.X</text:span></text:p>
      <text:p text:style-name="P190"><text:span text:style-name="T51"/></text:p>
      <text:p text:style-name="P190"><text:span text:style-name="T51">I slept well, played Wordle (CRAWL in six,) started culling my Instagram explore page, got up, threw out some things from the fridge.</text:span><text:span text:style-name="T216">d1037</text:span><text:span text:style-name="T51"> </text:span><text:span text:style-name="T175">I got back in bed a couple times and eventually started heating up water.</text:span><text:span text:style-name="T298">d1112</text:span><text:span text:style-name="T175"> </text:span></text:p>
      <text:p text:style-name="P190"><text:span text:style-name="T175"><text:s text:c="3"/></text:span><text:span text:style-name="T176">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299">d455</text:span><text:span text:style-name="T176"> </text:span></text:p>
      <text:p text:style-name="P190"><text:span text:style-name="T176"><text:s text:c="3"/></text:span><text:span text:style-name="T177">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0"><text:span text:style-name="T177"/></text:p>
      <text:p text:style-name="P191"><text:span text:style-name="T51">I.XI</text:span></text:p>
      <text:p text:style-name="P191"><text:span text:style-name="T51"/></text:p>
      <text:p text:style-name="P191"><text:span text:style-name="T51">Hannah texted me at 9 and I fully intended to respond but somehow slept until 10:30. I got up, saw there was a lot more snow than the day before, carefully made a cup of coffee, drank it on the couch, played Wordle (DINGY in four.)</text:span><text:span text:style-name="T216">d1138</text:span></text:p>
      <text:p text:style-name="P191"><text:span text:style-name="T216"><text:s text:c="3"/></text:span><text:span text:style-name="T178">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00">d1123</text:span><text:span text:style-name="T178"> </text:span></text:p>
      <text:p text:style-name="P191"><text:soft-page-break/><text:span text:style-name="T178"><text:s text:c="3"/></text:span><text:span text:style-name="T179">I did a full and fun Mara run, starting at purple, working our way to orange and then to princess, hearthed out, turned in the kahn quest, then did a rough princess run, hearthed, flew to TB, headed to bed.</text:span></text:p>
      <text:p text:style-name="P191"><text:span text:style-name="T179"/></text:p>
      <text:p text:style-name="P192"><text:span text:style-name="T179">I.</text:span><text:span text:style-name="T51">XII</text:span></text:p>
      <text:p text:style-name="P192"><text:span text:style-name="T51"/></text:p>
      <text:p text:style-name="P192"><text:span text:style-name="T51">I woke, looked at my phone, played Wordle (TOTAL in three,) made coffee.</text:span><text:span text:style-name="T216">d1124</text:span><text:span text:style-name="T51"> </text:span></text:p>
      <text:p text:style-name="P192"><text:span text:style-name="T51"><text:s text:c="3"/></text:span><text:span text:style-name="T180">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2"><text:span text:style-name="T180"><text:s text:c="3"/>I walked to Bad Manners, ordered an Americano, went into the market looking for #2 filters but found none, continued to Aldi, bought peas, grapes, bananas, Cheez-It, returned to Downing, put away my groceries.</text:span><text:span text:style-name="T301">d257</text:span><text:span text:style-name="T180"> </text:span><text:span text:style-name="T181">I flew to Gadget, turned in a quest, flew to Ashenvale.</text:span></text:p>
      <text:p text:style-name="P192"><text:span text:style-name="T181"><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02">d453</text:span><text:span text:style-name="T181"> </text:span></text:p>
      <text:p text:style-name="P192"><text:span text:style-name="T181"><text:s text:c="3"/></text:span><text:span text:style-name="T182">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183">heard rend drop, logged out,</text:span><text:span text:style-name="T182"> exchanged memes with Hannah, called her, talked on the phone in the living room and started a pot of peas n’ noodles.</text:span><text:span text:style-name="T303">d933</text:span><text:span text:style-name="T182"> </text:span></text:p>
      <text:p text:style-name="P192"><text:span text:style-name="T182"><text:s text:c="3"/></text:span><text:span text:style-name="T184">I ate while grinding on the warrior, which was fun, switched to Shamaka, flew to Felwood, grinded </text:span><text:soft-page-break/><text:span text:style-name="T184">furbogs until my bags were full, hearthed, played Tokup a bit more. It occurred to me I might only need to be unfriendly instead of neutral to make it through Timbermaw Hold, so I flew to Felwood, indeed, ran through the hold to Moonglade, found Ramulous or whatever his name is, realized I had left the quest item in the bank, ran to Everlook in Winterspring, went to the bank, flew back to Moonglade, hearthed.</text:span></text:p>
      <text:p text:style-name="P192"><text:span text:style-name="T184"><text:s text:c="3"/>I played Tokup for five minutes, switched to Tokup Anniversary, hit level two, went to bed.</text:span></text:p>
      <text:p text:style-name="P192"><text:span text:style-name="T184"/></text:p>
      <text:p text:style-name="P193"><text:span text:style-name="T51">I.XIII</text:span></text:p>
      <text:p text:style-name="P193"><text:span text:style-name="T51"/></text:p>
      <text:p text:style-name="P193"><text:span text:style-name="T51">I woke early, ate a few grapes, cleaned up some Neville puke, struggled with Wordle (CLOAK in three,) started a video from my news feed about warrior leveling, became curious about his macros, decided to try some things. . .</text:span><text:span text:style-name="T185">I didn’t change much, just combined charge/overpower, mortal strike/mount. I went and slayed some yeti, switched to Shamaka, was about to fly to Felwood for a talking quest, but got rend and decided to log out.</text:span><text:span text:style-name="T304">d1027</text:span><text:span text:style-name="T185"> </text:span><text:span text:style-name="T186">I did the dishes and started getting dressed.</text:span></text:p>
      <text:p text:style-name="P193"><text:span text:style-name="T186"><text:s text:c="3"/></text:span><text:span text:style-name="T187">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193"><text:span text:style-name="T187"><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span></text:p>
      <text:p text:style-name="P193"><text:span text:style-name="T187"><text:s text:c="3"/></text:span><text:span text:style-name="T188">I delved deep into warrior macros and leveled Tokup to 46, flew to TB, trained, went to Org, UC, Hammerfall, trained heavy mageweave bandages, talked </text:span><text:soft-page-break/><text:span text:style-name="T188">to Hannah on the phone, hearthed to Feralas, loitered on Kamaka, killed a couple things on Tokup, laid in bed playing my new friend at chess.</text:span><text:span text:style-name="T305">d918</text:span><text:span text:style-name="T188"> </text:span><text:span text:style-name="T189">I killed more yeti on Tokup, refined macros, talked to Hannah on the phone again and fell asleep.</text:span></text:p>
      <text:p text:style-name="P193"><text:span text:style-name="T189"/></text:p>
      <text:p text:style-name="P194"><text:span text:style-name="T51">I.XIV</text:span></text:p>
      <text:p text:style-name="P194"><text:span text:style-name="T51"/></text:p>
      <text:p text:style-name="P194"><text:span text:style-name="T51">I slept late, being studied by the cats, played Wordle (FANCY in four,) made moves in three different chess games, got up and heated some water for coffee.</text:span><text:span text:style-name="T216">d1127</text:span><text:span text:style-name="T51"> </text:span></text:p>
      <text:p text:style-name="P194"><text:span text:style-name="T51"><text:s text:c="3"/></text:span><text:span text:style-name="T190">I drank coffee on the couch, eventually killed some ogres on Tokup, flew to Gadget, ran to Shimmering Flats for the carrot quest, ran/flew back, killed the upper yeti while eating Cheez-It.</text:span><text:span text:style-name="T306">d151</text:span><text:span text:style-name="T190"> </text:span></text:p>
      <text:p text:style-name="P194"><text:span text:style-name="T190"><text:s text:c="3"/></text:span><text:span text:style-name="T191">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94"><text:span text:style-name="T191"><text:s text:c="3"/>I switched to Shamaka, flew to Gadget, ran to Un’Goro, picked up quests, hearthed, took a bath, got on Tokup, flew to Kargath, killed dudes for power stones, which was actually a grey quest. I hearthed and logged off.</text:span><text:span text:style-name="T307">d939</text:span><text:span text:style-name="T191"> </text:span></text:p>
      <text:p text:style-name="P194"><text:span text:style-name="T191"><text:s text:c="3"/></text:span><text:span text:style-name="T192">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08">d1217</text:span><text:span text:style-name="T19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4</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15T00:17:50.464061967</dc:date>
    <meta:editing-duration>P119DT6H47M43S</meta:editing-duration>
    <meta:editing-cycles>948</meta:editing-cycles>
    <meta:generator>LibreOffice/24.2.5.2$MacOSX_X86_64 LibreOffice_project/bffef4ea93e59bebbeaf7f431bb02b1a39ee8a59</meta:generator>
    <meta:print-date>2024-12-21T13:37:31.856773847</meta:print-date>
    <meta:document-statistic meta:table-count="0" meta:image-count="0" meta:object-count="0" meta:page-count="104" meta:paragraph-count="554" meta:word-count="24368" meta:character-count="131560" meta:non-whitespace-character-count="106954"/>
  </office:meta>
</office:document-meta>
</file>